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image/png" manifest:full-path="Object 1/Pictures/10000000000000200000002000309F1C.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21600000A6F00000B2322536807.svm"/>
  <manifest:file-entry manifest:media-type="" manifest:full-path="Pictures/2000046600000A6F00000DCB06081050.svm"/>
  <manifest:file-entry manifest:media-type="image/png" manifest:full-path="Pictures/10000000000000200000002000309F1C.png"/>
  <manifest:file-entry manifest:media-type="" manifest:full-path="Pictures/200001E70002D75000018364C315179F.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FrutigerLTPro-LightCn" svg:font-family="FrutigerLTPro-LightCn"/>
    <style:font-face style:name="OpenSymbol" svg:font-family="OpenSymbol"/>
    <style:font-face style:name="Tahoma1" svg:font-family="Tahoma"/>
    <style:font-face style:name="Times New Roman2" svg:font-family="'Times New Roman', serif"/>
    <style:font-face style:name="Courier New2" svg:font-family="'Courier New'" style:font-family-generic="modern"/>
    <style:font-face style:name="Times New Roman1" svg:font-family="'Times New Roman', 'Times New Roman'" style:font-family-generic="roman"/>
    <style:font-face style:name="Courier New1" svg:font-family="'Courier New'" style:font-family-generic="modern" style:font-pitch="fixed"/>
    <style:font-face style:name="Courier New" svg:font-family="'Courier New'" style:font-adornments="Standard"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master-page-name="Standard">
      <style:table-properties style:width="17.078cm" style:page-number="auto" table:align="left" style:writing-mode="lr-tb"/>
    </style:style>
    <style:style style:name="Tabelle1.A" style:family="table-column">
      <style:table-column-properties style:column-width="2.498cm"/>
    </style:style>
    <style:style style:name="Tabelle1.B" style:family="table-column">
      <style:table-column-properties style:column-width="14.58cm"/>
    </style:style>
    <style:style style:name="Tabelle1.1" style:family="table-row">
      <style:table-row-properties style:min-row-height="0.699cm" style:keep-together="true" fo:keep-together="auto"/>
    </style:style>
    <style:style style:name="Tabelle1.A1" style:family="table-cell">
      <style:table-cell-properties style:vertical-align="top" fo:padding="0cm" fo:border="none" style:writing-mode="lr-tb"/>
    </style:style>
    <style:style style:name="Tabelle1.2" style:family="table-row">
      <style:table-row-properties style:keep-together="true" fo:keep-together="auto"/>
    </style:style>
    <style:style style:name="Tabelle7" style:family="table">
      <style:table-properties style:width="16.999cm" table:align="margins"/>
    </style:style>
    <style:style style:name="Tabelle7.A" style:family="table-column">
      <style:table-column-properties style:column-width="8.498cm" style:rel-column-width="32767*"/>
    </style:style>
    <style:style style:name="Tabelle7.B" style:family="table-column">
      <style:table-column-properties style:column-width="8.5cm" style:rel-column-width="32768*"/>
    </style:style>
    <style:style style:name="Tabelle7.A1" style:family="table-cell">
      <style:table-cell-properties fo:padding="0.097cm" fo:border="none"/>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Tabelle10" style:family="table">
      <style:table-properties style:width="15.924cm" table:align="right"/>
    </style:style>
    <style:style style:name="Tabelle10.A" style:family="table-column">
      <style:table-column-properties style:column-width="15.924cm"/>
    </style:style>
    <style:style style:name="Tabelle10.A1" style:family="table-cell">
      <style:table-cell-properties fo:padding="0.097cm" fo:border="0.002cm solid #000000"/>
    </style:style>
    <style:style style:name="Tabelle3" style:family="table">
      <style:table-properties style:width="15.924cm" table:align="right"/>
    </style:style>
    <style:style style:name="Tabelle3.A" style:family="table-column">
      <style:table-column-properties style:column-width="15.924cm"/>
    </style:style>
    <style:style style:name="Tabelle3.A1" style:family="table-cell">
      <style:table-cell-properties fo:padding="0.097cm" fo:border="0.002cm solid #000000"/>
    </style:style>
    <style:style style:name="P1" style:family="paragraph" style:parent-style-name="Header">
      <style:paragraph-properties>
        <style:tab-stops>
          <style:tab-stop style:position="16.999cm" style:type="right"/>
        </style:tab-stops>
      </style:paragraph-properties>
      <style:text-properties fo:font-size="10pt" fo:language="de" fo:country="AT" style:font-size-asian="10pt" style:font-size-complex="10pt"/>
    </style:style>
    <style:style style:name="P2" style:family="paragraph" style:parent-style-name="Footer">
      <style:paragraph-properties>
        <style:tab-stops>
          <style:tab-stop style:position="16.999cm" style:type="right"/>
        </style:tab-stops>
      </style:paragraph-properties>
      <style:text-properties style:font-name="Arial" fo:font-size="9pt" fo:language="de" fo:country="AT" style:font-size-asian="9pt" style:font-size-complex="9pt"/>
    </style:style>
    <style:style style:name="P3" style:family="paragraph" style:parent-style-name="Standard">
      <style:text-properties fo:language="de" fo:country="AT"/>
    </style:style>
    <style:style style:name="P4" style:family="paragraph" style:parent-style-name="Standard">
      <style:paragraph-properties style:snap-to-layout-grid="false"/>
      <style:text-properties fo:language="de" fo:country="AT"/>
    </style:style>
    <style:style style:name="P5" style:family="paragraph" style:parent-style-name="Standard">
      <style:paragraph-properties style:snap-to-layout-grid="false"/>
      <style:text-properties fo:language="de" fo:country="AT" fo:font-weight="bold" style:font-weight-asian="bold" style:font-weight-complex="bold"/>
    </style:style>
    <style:style style:name="P6" style:family="paragraph" style:parent-style-name="Standard">
      <style:paragraph-properties style:snap-to-layout-grid="false"/>
      <style:text-properties style:font-name="Times New Roman2" fo:font-size="11pt" fo:language="de" fo:country="AT" style:font-size-asian="11pt"/>
    </style:style>
    <style:style style:name="P7" style:family="paragraph" style:parent-style-name="Standard">
      <style:text-properties style:font-name="Arial" fo:font-size="13pt" style:font-size-asian="13pt" style:font-size-complex="13pt"/>
    </style:style>
    <style:style style:name="P8" style:family="paragraph" style:parent-style-name="Standard_20_a">
      <style:text-properties fo:language="de" fo:country="AT"/>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end" style:justify-single-word="false"/>
      <style:text-properties style:font-name="Arial" fo:font-size="13pt" style:font-size-asian="13pt" style:font-size-complex="13pt"/>
    </style:style>
    <style:style style:name="P11" style:family="paragraph" style:parent-style-name="Caption">
      <style:paragraph-properties fo:text-align="start" style:justify-single-word="false"/>
      <style:text-properties fo:language="de" fo:country="AT"/>
    </style:style>
    <style:style style:name="P12" style:family="paragraph" style:parent-style-name="Caption">
      <style:paragraph-properties fo:text-align="start" style:justify-single-word="false"/>
    </style:style>
    <style:style style:name="P13" style:family="paragraph" style:parent-style-name="Standard_20_3..">
      <style:text-properties fo:language="de" fo:country="AT"/>
    </style:style>
    <style:style style:name="P14" style:family="paragraph" style:parent-style-name="Standard_20_2..">
      <style:text-properties fo:language="de" fo:country="AT"/>
    </style:style>
    <style:style style:name="P15" style:family="paragraph" style:parent-style-name="Heading_20_1">
      <style:text-properties fo:language="de" fo:country="AT"/>
    </style:style>
    <style:style style:name="P16" style:family="paragraph" style:parent-style-name="Heading_20_1" style:master-page-name="">
      <style:paragraph-properties style:page-number="auto" fo:break-before="auto" fo:break-after="auto"/>
      <style:text-properties fo:language="de" fo:country="AT" fo:font-weight="bold" style:font-weight-asian="bold" style:font-weight-complex="bold"/>
    </style:style>
    <style:style style:name="P17" style:family="paragraph" style:parent-style-name="Heading_20_2">
      <style:paragraph-properties fo:break-before="page"/>
    </style:style>
    <style:style style:name="P1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indent="0cm">
        <style:tab-stops/>
      </style:paragraph-properties>
    </style:style>
    <style:style style:name="P20" style:family="paragraph">
      <style:paragraph-properties fo:margin-left="0cm" fo:margin-right="0cm" fo:margin-top="0cm" fo:margin-bottom="0cm" fo:line-height="100%" fo:text-indent="0cm">
        <style:tab-stops/>
      </style:paragraph-properties>
      <style:text-properties fo:color="#0000ff" style:text-outline="false" style:text-line-through-style="none" style:font-name="Arial2"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indent="0cm"/>
    </style:style>
    <style:style style:name="P22" style:family="paragraph">
      <style:paragraph-properties fo:margin-left="0cm" fo:margin-right="0cm" fo:margin-top="0cm" fo:margin-bottom="0cm" fo:line-height="100%" fo:text-indent="0cm"/>
      <style:text-properties fo:color="#008000" style:text-outline="false" style:text-line-through-style="none" style:font-name="Arial2"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indent="0cm"/>
      <style:text-properties fo:color="#800000" style:text-outline="false" style:text-line-through-style="none" style:font-name="Arial2"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fo:font-size="8pt" fo:language="de" fo:country="AT" fo:font-weight="normal" style:font-size-asian="8pt" style:font-weight-asian="normal" style:font-size-complex="8pt" style:font-weight-complex="normal"/>
    </style:style>
    <style:style style:name="T2" style:family="text">
      <style:text-properties fo:language="de" fo:country="AT"/>
    </style:style>
    <style:style style:name="T3" style:family="text">
      <style:text-properties fo:color="#0000ff" style:text-outline="false" style:text-line-through-style="none" style:font-name="Arial2"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4" style:family="text">
      <style:text-properties fo:color="#008000" style:text-outline="false" style:text-line-through-style="none" style:font-name="Arial2"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2"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6" style:family="text">
      <style:text-properties fo:color="#800000" style:text-outline="false" style:text-line-through-style="none" style:font-name="Arial2"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3cm" svg:stroke-color="#000000" draw:marker-start="" draw:marker-start-width="0.349cm" draw:marker-start-center="false" draw:marker-end="" draw:marker-end-width="0.34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draw:stroke-dash="Dash_20_35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false" draw:auto-grow-width="false" draw:fit-to-size="true" fo:min-height="0.399cm" fo:min-width="0.575cm" fo:padding-top="0.101cm" fo:padding-bottom="0.101cm" fo:padding-left="0.101cm" fo:padding-right="0.101cm" draw:shadow="hidden" draw:shadow-offset-x="0.3cm" draw:shadow-offset-y="0.3cm" draw:shadow-color="#808080" style:run-through="foreground"/>
    </style:style>
    <style:style style:name="gr5" style:family="graphic">
      <style:graphic-properties draw:stroke="none" draw:stroke-dash="Dash_20_35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false" draw:auto-grow-width="false" draw:fit-to-size="true" fo:min-height="0.399cm" fo:min-width="0.575cm" fo:padding-top="0.101cm" fo:padding-bottom="0.101cm" fo:padding-left="0.101cm" fo:padding-right="0.101cm" draw:shadow="hidden" draw:shadow-offset-x="0.3cm" draw:shadow-offset-y="0.3cm" draw:shadow-color="#808080" style:run-through="foreground"/>
    </style:style>
    <style:style style:name="gr6" style:family="graphic">
      <style:graphic-properties draw:stroke="none" draw:stroke-dash="Dash_20_353"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false" draw:auto-grow-width="false" draw:fit-to-size="true" fo:min-height="0.399cm" fo:min-width="0.575cm" fo:padding-top="0.101cm" fo:padding-bottom="0.101cm" fo:padding-left="0.101cm" fo:padding-right="0.101cm" draw:shadow="hidden" draw:shadow-offset-x="0.3cm" draw:shadow-offset-y="0.3cm" draw:shadow-color="#808080" style:run-through="foreground"/>
    </style:style>
    <style:style style:name="gr7" style:family="graphic">
      <style:graphic-properties draw:stroke="solid" svg:stroke-width="0.03cm" svg:stroke-color="#000000" draw:marker-start="" draw:marker-start-width="0.36cm" draw:marker-start-center="false" draw:marker-end="" draw:marker-end-width="0.36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 style:family="graphic">
      <style:graphic-properties draw:stroke="none" draw:stroke-dash="Dash_20_354" svg:stroke-width="0cm" svg:stroke-color="#000000" draw:marker-start="" draw:marker-start-width="0.3cm" draw:marker-start-center="false" draw:marker-end="" draw:marker-end-width="0.3cm" draw:marker-end-center="false" draw:fill="none" draw:fill-color="#ffffff" draw:textarea-horizontal-align="left" draw:auto-grow-height="false" draw:auto-grow-width="false" draw:fit-to-size="true" fo:min-height="0cm" fo:min-width="0.573cm" fo:padding-top="0.101cm" fo:padding-bottom="0.101cm" fo:padding-left="0.101cm" fo:padding-right="0.101cm" draw:shadow="hidden" draw:shadow-offset-x="0.3cm" draw:shadow-offset-y="0.3cm" draw:shadow-color="#808080" style:run-through="foreground"/>
    </style:style>
    <style:style style:name="gr9" style:family="graphic">
      <style:graphic-properties draw:stroke="solid" svg:stroke-width="0.03cm" svg:stroke-color="#000000" draw:marker-start="" draw:marker-start-width="0.349cm" draw:marker-start-center="false" draw:marker-end="" draw:marker-end-width="0.349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 style:family="graphic">
      <style:graphic-properties draw:stroke="solid" svg:stroke-width="0.03cm" svg:stroke-color="#000000" draw:marker-start="" draw:marker-start-width="0.349cm" draw:marker-start-center="false" draw:marker-end="Small_20_Arrow" draw:marker-end-width="0.13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1" style:family="graphic">
      <style:graphic-properties draw:stroke="none" draw:stroke-dash="Dash_20_355" svg:stroke-width="0cm" svg:stroke-color="#000000" draw:marker-start="" draw:marker-start-width="0.3cm" draw:marker-start-center="false" draw:marker-end="" draw:marker-end-width="0.3cm" draw:marker-end-center="false" draw:fill="none" draw:fill-color="#ffffff" draw:textarea-horizontal-align="left" draw:auto-grow-height="false" draw:auto-grow-width="false" draw:fit-to-size="true" fo:min-height="1.475cm" fo:min-width="0.575cm" fo:padding-top="0.101cm" fo:padding-bottom="0.101cm" fo:padding-left="0.101cm" fo:padding-right="0.101cm" draw:shadow="hidden" draw:shadow-offset-x="0.3cm" draw:shadow-offset-y="0.3cm" draw:shadow-color="#808080" style:run-through="foreground"/>
    </style:style>
    <style:style style:name="gr12" style:family="graphic">
      <style:graphic-properties draw:stroke="none" draw:stroke-dash="Dash_20_356" svg:stroke-width="0cm" svg:stroke-color="#000000" draw:marker-start="" draw:marker-start-width="0.3cm" draw:marker-start-center="false" draw:marker-end="" draw:marker-end-width="0.3cm" draw:marker-end-center="false" draw:fill="none" draw:fill-color="#ffffff" draw:textarea-horizontal-align="left" draw:auto-grow-height="false" draw:auto-grow-width="false" draw:fit-to-size="true" fo:min-height="1.475cm" fo:min-width="0.575cm" fo:padding-top="0.101cm" fo:padding-bottom="0.101cm" fo:padding-left="0.101cm" fo:padding-right="0.101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draw:stroke-dash="Dash_20_357" svg:stroke-width="0cm" svg:stroke-color="#000000" draw:marker-start="" draw:marker-start-width="0.3cm" draw:marker-start-center="false" draw:marker-end="" draw:marker-end-width="0.3cm" draw:marker-end-center="false" draw:fill="none" draw:fill-color="#ffffff" draw:textarea-horizontal-align="left" draw:auto-grow-height="false" draw:auto-grow-width="false" draw:fit-to-size="true" fo:min-height="0cm" fo:min-width="0.573cm" fo:padding-top="0.101cm" fo:padding-bottom="0.101cm" fo:padding-left="0.101cm" fo:padding-right="0.101cm" draw:shadow="hidden" draw:shadow-offset-x="0.3cm" draw:shadow-offset-y="0.3cm" draw:shadow-color="#808080" style:run-through="foreground"/>
    </style:style>
    <style:style style:name="gr15" style:family="graphic">
      <style:graphic-properties draw:stroke="none" draw:stroke-dash="Dash_20_35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false" draw:auto-grow-width="false" draw:fit-to-size="true" fo:min-height="0.399cm" fo:min-width="0.575cm" fo:padding-top="0.101cm" fo:padding-bottom="0.101cm" fo:padding-left="0.101cm" fo:padding-right="0.101cm" draw:shadow="hidden" draw:shadow-offset-x="0.3cm" draw:shadow-offset-y="0.3cm" draw:shadow-color="#808080" style:run-through="foreground"/>
    </style:style>
    <style:style style:name="gr16" style:family="graphic">
      <style:graphic-properties draw:stroke="none" draw:stroke-dash="Dash_20_359"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false" draw:auto-grow-width="false" draw:fit-to-size="true" fo:min-height="0.399cm" fo:min-width="0.575cm" fo:padding-top="0.101cm" fo:padding-bottom="0.101cm" fo:padding-left="0.101cm" fo:padding-right="0.101cm" draw:shadow="hidden" draw:shadow-offset-x="0.3cm" draw:shadow-offset-y="0.3cm" draw:shadow-color="#808080" style:run-through="foreground"/>
    </style:style>
    <style:style style:name="gr17" style:family="graphic">
      <style:graphic-properties style:run-through="foreground"/>
    </style:style>
    <style:style style:name="gr18" style:family="graphic">
      <style:graphic-properties draw:stroke="none" draw:stroke-dash="Dash_20_360" svg:stroke-width="0cm" svg:stroke-color="#000000" draw:marker-start="" draw:marker-start-width="0.3cm" draw:marker-start-center="false" draw:marker-end="" draw:marker-end-width="0.3cm" draw:marker-end-center="false" draw:fill="none" draw:fill-color="#ffffff" draw:textarea-horizontal-align="left" draw:auto-grow-height="false" draw:auto-grow-width="false" draw:fit-to-size="true" fo:min-height="1.475cm" fo:min-width="0.575cm" fo:padding-top="0.101cm" fo:padding-bottom="0.101cm" fo:padding-left="0.101cm" fo:padding-right="0.101cm" draw:shadow="hidden" draw:shadow-offset-x="0.3cm" draw:shadow-offset-y="0.3cm" draw:shadow-color="#808080" style:run-through="foreground"/>
    </style:style>
    <style:style style:name="gr19" style:family="graphic">
      <style:graphic-properties draw:stroke="solid" svg:stroke-width="0.049cm" svg:stroke-color="#000000" draw:marker-start="" draw:marker-start-width="0.342cm" draw:marker-start-center="false" draw:marker-end="" draw:marker-end-width="0.342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20" style:family="graphic">
      <style:graphic-properties draw:stroke="solid" svg:stroke-width="0.03cm" svg:stroke-color="#000000" draw:marker-start="" draw:marker-start-width="0.293cm" draw:marker-start-center="false" draw:marker-end="" draw:marker-end-width="0.293cm" draw:marker-end-center="false" draw:fill="solid" draw:fill-color="#99cc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21" style:family="graphic">
      <style:graphic-properties draw:stroke="solid" svg:stroke-width="0.03cm" svg:stroke-color="#000000" draw:marker-start="" draw:marker-start-width="0.282cm" draw:marker-start-center="false" draw:marker-end="" draw:marker-end-width="0.282cm" draw:marker-end-center="false" draw:fill="solid" draw:fill-color="#99cc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22" style:family="graphic">
      <style:graphic-properties draw:stroke="solid" svg:stroke-width="0.049cm" svg:stroke-color="#000000" draw:marker-start="" draw:marker-start-width="0.353cm" draw:marker-start-center="false" draw:marker-end="" draw:marker-end-width="0.353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23" style:family="graphic">
      <style:graphic-properties draw:stroke="none" draw:stroke-dash="Dash_20_361" svg:stroke-width="0cm" svg:stroke-color="#000000" draw:marker-start="" draw:marker-start-width="0.3cm" draw:marker-start-center="false" draw:marker-end="" draw:marker-end-width="0.3cm" draw:marker-end-center="false" draw:fill="none" draw:fill-color="#ffffff" draw:textarea-horizontal-align="left" draw:auto-grow-height="false" draw:auto-grow-width="false" draw:fit-to-size="true" fo:min-height="1.475cm" fo:min-width="0.575cm" fo:padding-top="0.101cm" fo:padding-bottom="0.101cm" fo:padding-left="0.101cm" fo:padding-right="0.101cm" draw:shadow="hidden" draw:shadow-offset-x="0.3cm" draw:shadow-offset-y="0.3cm" draw:shadow-color="#808080" style:run-through="foreground"/>
    </style:style>
    <style:style style:name="gr24" style:family="graphic">
      <style:graphic-properties draw:stroke="solid" svg:stroke-width="0.03cm" svg:stroke-color="#ffff00" draw:marker-start="" draw:marker-start-width="0.395cm" draw:marker-start-center="false" draw:marker-end="" draw:marker-end-width="0.395cm" draw:marker-end-center="false" draw:fill="none" draw:fill-color="#99ccff" draw:opacity="0%" draw:textarea-horizontal-align="justify" draw:textarea-vertical-align="middle" draw:auto-grow-height="false" fo:min-height="0cm" fo:min-width="0cm" fo:padding-top="0.139cm" fo:padding-bottom="0.139cm" fo:padding-left="0.265cm" fo:padding-right="0.265cm" draw:shadow="hidden" draw:shadow-offset-x="0.3cm" draw:shadow-offset-y="0.3cm" draw:shadow-color="#808080" draw:shadow-opacity="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do" form:control-implementation="ooo:com.sun.star.form.component.HiddenControl" xml:id="control1" form:id="control1" form:value="edit"/>
          <form:hidden form:name="lines" form:control-implementation="ooo:com.sun.star.form.component.HiddenControl" xml:id="control2" form:id="control2" form:value="1-43"/>
          <form:hidden form:name="rev" form:control-implementation="ooo:com.sun.star.form.component.HiddenControl" xml:id="control3" form:id="control3" form:value="1229605802"/>
          <form:hidden form:name="bb2_screener_" form:control-implementation="ooo:com.sun.star.form.component.HiddenControl" xml:id="control4" form:id="control4" form:value="1245427418 81.189.215.25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do" form:control-implementation="ooo:com.sun.star.form.component.HiddenControl" xml:id="control5" form:id="control5" form:value="edit"/>
          <form:hidden form:name="lines" form:control-implementation="ooo:com.sun.star.form.component.HiddenControl" xml:id="control6" form:id="control6" form:value="44-753"/>
          <form:hidden form:name="rev" form:control-implementation="ooo:com.sun.star.form.component.HiddenControl" xml:id="control7" form:id="control7" form:value="1229605802"/>
          <form:hidden form:name="bb2_screener_" form:control-implementation="ooo:com.sun.star.form.component.HiddenControl" xml:id="control8" form:id="control8" form:value="1245427418 81.189.215.25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table:table table:name="Tabelle1" table:style-name="Tabelle1">
        <table:table-column table:style-name="Tabelle1.A"/>
        <table:table-column table:style-name="Tabelle1.B"/>
        <table:table-row table:style-name="Tabelle1.1">
          <table:table-cell table:style-name="Tabelle1.A1" office:value-type="string">
            <text:p text:style-name="P4">Titel:</text:p>
          </table:table-cell>
          <table:table-cell table:style-name="Tabelle1.A1" office:value-type="string">
            <text:p text:style-name="P5">D1 mini: DIO578-Shield</text:p>
          </table:table-cell>
        </table:table-row>
        <table:table-row table:style-name="Tabelle1.2">
          <table:table-cell table:style-name="Tabelle1.A1" office:value-type="string">
            <text:p text:style-name="P4"/>
          </table:table-cell>
          <table:table-cell table:style-name="Tabelle1.A1" office:value-type="string">
            <text:p text:style-name="P4"/>
          </table:table-cell>
        </table:table-row>
        <table:table-row table:style-name="Tabelle1.2">
          <table:table-cell table:style-name="Tabelle1.A1" office:value-type="string">
            <text:p text:style-name="P4">Autor(en):</text:p>
          </table:table-cell>
          <table:table-cell table:style-name="Tabelle1.A1" office:value-type="string">
            <text:p text:style-name="P6">DI Karl HARTINGER</text:p>
          </table:table-cell>
        </table:table-row>
        <table:table-row table:style-name="Tabelle1.2">
          <table:table-cell table:style-name="Tabelle1.A1" office:value-type="string">
            <text:p text:style-name="P4">Datum:</text:p>
          </table:table-cell>
          <table:table-cell table:style-name="Tabelle1.A1" office:value-type="string">
            <text:p text:style-name="P4">28.1.2017 – 27.8.2018</text:p>
          </table:table-cell>
        </table:table-row>
      </table:table>
      <text:p text:style-name="Heading">Hinweis</text:p>
      <text:p text:style-name="Text_20_body">Die Veröffentlichung dieses Skriptums erfolgt in der Hoffnung, <text:s/>dass es dem Leser von Nutzen sein wird, aber OHNE IRGENDEINE GARANTIE, sogar ohne die implizite Garantie der MARKTREIFE oder der VERWENDBARKEIT FÜR EINEN BESTIMMTEN ZWECK. Details finden Sie in der GNU General Public License.</text:p>
      <text:p text:style-name="Text_20_body"/>
      <text:p text:style-name="Text_20_body"/>
      <text:h text:style-name="P16" text:outline-level="1">Beschreibung</text:h>
      <text:p text:style-name="Standard_20_aa">Das DIO578-Shield ist eine einfache Erweiterung für die D1mini-Boards der chinesischen Firma WEMOS. Es enthält einen Taster und zwei LEDs und kann einfach auf ein WEMOS D1mini Board aufgesteckt werden. Die IO-Funktionen sind:</text:p>
      <text:p text:style-name="Standard_20_2..">D5<text:tab/>Taster gegen Masse</text:p>
      <text:p text:style-name="Standard_20_2..">D7<text:tab/>grüne LED</text:p>
      <text:p text:style-name="P14">D8<text:tab/>rote LED</text:p>
      <text:p text:style-name="Standard_20_a">Die rote und grüne Led sind als Duo-Led geplant, somit ist auch ein gelbes Leuchten der LED möglich.</text:p>
      <text:p text:style-name="Standard_20_a">Die Bauelemente sind seitlich herausgeführt, damit man noch andere Shields aufstecken kann.</text:p>
      <text:p text:style-name="Standard_20_a">Weiters besteht die Möglichkeit, einen Taster oder Jumper an K1 anzuschließen, wodurch D0 mit dem Reset-Eingang verbunden wird. Dies kann zum Testen des Aufweckens aus dem Deep-Sleep-Modus verwendet werden. </text:p>
      <text:p text:style-name="Standard_20_a">Für Versuche mit der seriellen Schnittstelle sind an K2 Tx und Rx herausgeführt.</text:p>
      <text:p text:style-name="P8">Es werden absichtlich nicht die Anschlüsse D1, D2 und D3 verwendet, da diese für den I²C-Bus benötigt werden. Somit kann das DIO578-Shield gemeinsam mit I2C-Komponenten und dem OLED-Shield verwendet werden.</text:p>
      <text:p text:style-name="Ueberschrift_20_a">Bauteile</text:p>
      <text:p text:style-name="P13">Duo-LED<text:tab/>zB Reichelt DUO-LED-Baustein, rot-grün, Ø 3mm MEN 2814.2831</text:p>
      <text:p text:style-name="P13">Taster<text:tab/>zB Reichelt 3305B oder Conrad APEM PHAP 3305</text:p>
      <text:p text:style-name="Standard_20_3.."/>
      <text:p text:style-name="Standard_20_3..">Widerstände<text:tab/>2x 100Ω, 1x 10kΩ</text:p>
      <text:p text:style-name="Standard_20_3..">Stiftleiste<text:tab/>2x 2polig, 90° abgewinkelt</text:p>
      <text:p text:style-name="Standard_20_3.."/>
      <text:p text:style-name="Standard_20_3.."/>
      <text:p text:style-name="Standard_20_3.."/>
      <text:p text:style-name="Standard_20_3.."/>
      <text:p text:style-name="Standard_20_3.."/>
      <text:p text:style-name="Standard_20_3.."/>
      <text:p text:style-name="Standard_20_3.."/>
      <text:h text:style-name="Heading_20_1" text:outline-level="1">Aufbau auf einem D1mini ProtoBoard</text:h>
      <text:p text:style-name="Standard_20_3.."/>
      <table:table table:name="Tabelle7" table:style-name="Tabelle7">
        <table:table-column table:style-name="Tabelle7.A"/>
        <table:table-column table:style-name="Tabelle7.B"/>
        <table:table-row>
          <table:table-cell table:style-name="Tabelle7.A1" office:value-type="string">
            <text:p text:style-name="Standard"><draw:g text:anchor-type="as-char" draw:z-index="0" draw:style-name="gr1"><draw:line draw:style-name="gr2" draw:text-style-name="P18" svg:x1="1.199cm" svg:y1="2.799cm" svg:x2="6.199cm" svg:y2="2.799cm"><text:p/></draw:line><draw:polygon draw:style-name="gr3" draw:text-style-name="P18" svg:width="1.399cm" svg:height="4.399cm" svg:x="6.199cm" svg:y="0.997cm" svg:viewBox="0 0 1400 4400" draw:points="0,0 1,4400 1400,4400 1400,4000 1200,3600 1400,3200 1201,2600 1400,1800 1200,1000 1400,200 1400,0"><text:p/></draw:polygon><draw:frame draw:style-name="gr4" draw:text-style-name="P20" svg:width="0.8cm" svg:height="0.6cm" svg:x="6.301cm" svg:y="1.099cm"><draw:text-box><text:p text:style-name="P19"><text:span text:style-name="T3">3V3</text:span></text:p></draw:text-box></draw:frame><draw:frame draw:style-name="gr5" draw:text-style-name="P20" svg:width="0.701cm" svg:height="0.6cm" svg:x="6.301cm" svg:y="3.699cm"><draw:text-box><text:p text:style-name="P19"><text:span text:style-name="T3">D8</text:span></text:p></draw:text-box></draw:frame><draw:frame draw:style-name="gr6" draw:text-style-name="P20" svg:width="1.001cm" svg:height="0.6cm" svg:x="6.301cm" svg:y="4.699cm"><draw:text-box><text:p text:style-name="P19"><text:span text:style-name="T3">GND</text:span></text:p></draw:text-box></draw:frame><draw:rect draw:style-name="gr7" draw:text-style-name="P18" svg:width="1.2cm" svg:height="0.401cm" svg:x="4.399cm" svg:y="3.799cm"><text:p/></draw:rect><draw:line draw:style-name="gr2" draw:text-style-name="P18" svg:x1="5.599cm" svg:y1="3.999cm" svg:x2="6.199cm" svg:y2="3.999cm"><text:p/></draw:line><draw:frame draw:style-name="gr8" draw:text-style-name="P22" svg:width="0.9cm" svg:height="0.676cm" svg:x="1.499cm" svg:y="4.313cm"><draw:text-box><text:p text:style-name="P21"><text:span text:style-name="T4">grün</text:span></text:p></draw:text-box></draw:frame><draw:polygon draw:style-name="gr9" draw:text-style-name="P18" svg:width="0.399cm" svg:height="0.399cm" svg:x="3.399cm" svg:y="4.199cm" svg:viewBox="0 0 400 400" draw:points="0,0 400,0 200,400"><text:p/></draw:polygon><draw:line draw:style-name="gr2" draw:text-style-name="P18" svg:x1="3.399cm" svg:y1="4.597cm" svg:x2="3.799cm" svg:y2="4.597cm"><text:p/></draw:line><draw:line draw:style-name="gr10" draw:text-style-name="P18" svg:x1="3.892cm" svg:y1="4.504cm" svg:x2="4.292cm" svg:y2="4.704cm"><text:p/></draw:line><draw:line draw:style-name="gr10" draw:text-style-name="P18" svg:x1="3.892cm" svg:y1="4.304cm" svg:x2="4.292cm" svg:y2="4.504cm"><text:p/></draw:line><draw:rect draw:style-name="gr7" draw:text-style-name="P18" svg:width="1.2cm" svg:height="0.399cm" svg:x="4.399cm" svg:y="3.2cm"><text:p/></draw:rect><draw:frame draw:style-name="gr11" draw:text-style-name="P23" svg:width="0.876cm" svg:height="0.6cm" svg:x="4.524cm" svg:y="3.099cm"><draw:text-box><text:p text:style-name="P21"><text:span text:style-name="T5">100</text:span></text:p></draw:text-box></draw:frame><draw:frame draw:style-name="gr12" draw:text-style-name="P23" svg:width="0.876cm" svg:height="0.6cm" svg:x="4.524cm" svg:y="3.699cm"><draw:text-box><text:p text:style-name="P21"><text:span text:style-name="T5">100</text:span></text:p></draw:text-box></draw:frame><draw:polyline draw:style-name="gr2" draw:text-style-name="P18" svg:width="1.799cm" svg:height="1.599cm" svg:x="2.599cm" svg:y="3.399cm" svg:viewBox="0 0 1800 1600" draw:points="0,1600 0,0 1800,0"><text:p/></draw:polyline><draw:polyline draw:style-name="gr2" draw:text-style-name="P18" svg:width="0.799cm" svg:height="0.999cm" svg:x="3.599cm" svg:y="3.999cm" svg:viewBox="0 0 800 1000" draw:points="0,1000 0,0 800,0"><text:p/></draw:polyline><draw:ellipse draw:style-name="gr13" draw:text-style-name="P18" svg:width="0.142cm" svg:height="0.14cm" svg:x="3.53cm" svg:y="4.928cm"><text:p/></draw:ellipse><draw:line draw:style-name="gr2" draw:text-style-name="P18" svg:x1="1.199cm" svg:y1="4.999cm" svg:x2="6.199cm" svg:y2="4.999cm"><text:p/></draw:line><draw:polygon draw:style-name="gr9" draw:text-style-name="P18" svg:width="0.399cm" svg:height="0.399cm" svg:x="2.399cm" svg:y="4.199cm" svg:viewBox="0 0 400 400" draw:points="0,0 400,0 200,400"><text:p/></draw:polygon><draw:line draw:style-name="gr2" draw:text-style-name="P18" svg:x1="2.399cm" svg:y1="4.597cm" svg:x2="2.799cm" svg:y2="4.597cm"><text:p/></draw:line><draw:line draw:style-name="gr10" draw:text-style-name="P18" svg:x1="2.884cm" svg:y1="4.497cm" svg:x2="3.284cm" svg:y2="4.697cm"><text:p/></draw:line><draw:line draw:style-name="gr10" draw:text-style-name="P18" svg:x1="2.884cm" svg:y1="4.297cm" svg:x2="3.284cm" svg:y2="4.497cm"><text:p/></draw:line><draw:circle draw:style-name="gr13" draw:text-style-name="P18" svg:width="0.14cm" svg:height="0.14cm" svg:x="2.522cm" svg:y="4.921cm"><text:p/></draw:circle><draw:frame draw:style-name="gr14" draw:text-style-name="P24" svg:width="0.606cm" svg:height="0.675cm" svg:x="4.293cm" svg:y="4.314cm"><draw:text-box><text:p text:style-name="P21"><text:span text:style-name="T6">rot</text:span></text:p></draw:text-box></draw:frame><draw:frame draw:style-name="gr15" draw:text-style-name="P20" svg:width="0.701cm" svg:height="0.6cm" svg:x="6.301cm" svg:y="3.099cm"><draw:text-box><text:p text:style-name="P19"><text:span text:style-name="T3">D7</text:span></text:p></draw:text-box></draw:frame><draw:frame draw:style-name="gr16" draw:text-style-name="P20" svg:width="0.701cm" svg:height="0.6cm" svg:x="6.301cm" svg:y="2.499cm"><draw:text-box><text:p text:style-name="P19"><text:span text:style-name="T3">D5</text:span></text:p></draw:text-box></draw:frame><draw:g draw:style-name="gr17"><draw:rect draw:style-name="gr7" draw:text-style-name="P18" svg:width="0.401cm" svg:height="1.001cm" svg:x="0.991cm" svg:y="1.6cm"><text:p/></draw:rect><draw:frame draw:style-name="gr18" draw:text-style-name="P23" svg:width="0.876cm" svg:height="0.6cm" draw:transform="rotate (1.5707963267946) translate (0.899583333333333cm 2.57368055555556cm)"><draw:text-box><text:p text:style-name="P21"><text:span text:style-name="T5">10k</text:span></text:p></draw:text-box></draw:frame></draw:g><draw:ellipse draw:style-name="gr13" draw:text-style-name="P18" svg:width="0.142cm" svg:height="0.14cm" svg:x="1.122cm" svg:y="2.722cm"><text:p/></draw:ellipse><draw:line draw:style-name="gr19" draw:text-style-name="P18" svg:x1="1.066cm" svg:y1="3.767cm" svg:x2="1.199cm" svg:y2="4.299cm"><text:p/></draw:line><draw:line draw:style-name="gr2" draw:text-style-name="P18" svg:x1="1.199cm" svg:y1="2.599cm" svg:x2="1.199cm" svg:y2="3.799cm"><text:p/></draw:line><draw:g draw:style-name="gr17"><draw:line draw:style-name="gr20" draw:text-style-name="P18" svg:x1="1.125cm" svg:y1="4.032cm" svg:x2="1.029cm" svg:y2="4.032cm"><text:p/></draw:line><draw:line draw:style-name="gr21" draw:text-style-name="P18" svg:x1="0.695cm" svg:y1="4.032cm" svg:x2="0.599cm" svg:y2="4.032cm"><text:p/></draw:line><draw:line draw:style-name="gr22" draw:text-style-name="P18" svg:x1="0.599cm" svg:y1="3.9cm" svg:x2="0.599cm" svg:y2="4.165cm"><text:p/></draw:line><draw:line draw:style-name="gr21" draw:text-style-name="P18" svg:x1="0.84cm" svg:y1="4.032cm" svg:x2="0.744cm" svg:y2="4.032cm"><text:p/></draw:line><draw:line draw:style-name="gr21" draw:text-style-name="P18" svg:x1="0.986cm" svg:y1="4.032cm" svg:x2="0.89cm" svg:y2="4.032cm"><text:p/></draw:line></draw:g><draw:frame draw:style-name="gr23" draw:text-style-name="P23" svg:width="0.675cm" svg:height="0.6cm" svg:x="0.399cm" svg:y="3.399cm"><draw:text-box><text:p text:style-name="P21"><text:span text:style-name="T5">S1</text:span></text:p></draw:text-box></draw:frame><draw:line draw:style-name="gr2" draw:text-style-name="P18" svg:x1="1.199cm" svg:y1="4.299cm" svg:x2="1.199cm" svg:y2="4.999cm"><text:p/></draw:line><draw:polyline draw:style-name="gr2" draw:text-style-name="P18" svg:width="4.999cm" svg:height="0.199cm" svg:x="1.199cm" svg:y="1.399cm" svg:viewBox="0 0 5000 200" draw:points="0,200 0,0 5000,0"><text:p/></draw:polyline><draw:line draw:style-name="gr2" draw:text-style-name="P18" svg:x1="5.599cm" svg:y1="3.399cm" svg:x2="6.199cm" svg:y2="3.399cm"><text:p/></draw:line><draw:custom-shape draw:style-name="gr24" draw:text-style-name="P18" svg:width="8cm" svg:height="5.8cm" svg:x="0cm" svg:y="0cm"><text:p/><draw:enhanced-geometry svg:viewBox="0 0 21600 21600" draw:type="rectangle" draw:enhanced-path="M 0 0 L 21600 0 21600 21600 0 21600 0 0 Z N"/></draw:custom-shape></draw:g></text:p>
          </table:table-cell>
          <table:table-cell table:style-name="Tabelle7.A1" office:value-type="string">
            <text:p text:style-name="P9"><draw:frame draw:style-name="fr2" draw:name="Objekt1" text:anchor-type="as-char" svg:width="8.031cm" svg:height="5.831cm" draw:z-index="1"><draw:object xlink:href="./Object 1" xlink:type="simple" xlink:show="embed" xlink:actuate="onLoad"/><draw:image xlink:href="./ObjectReplacements/Object 1" xlink:type="simple" xlink:show="embed" xlink:actuate="onLoad"/><svg:desc>OLE-Objekt</svg:desc></draw:frame></text:p>
          </table:table-cell>
        </table:table-row>
      </table:table>
      <text:p text:style-name="P11">Bild <text:sequence text:ref-name="refBild0" text:name="Bild" text:formula="ooow:Bild+1" style:num-format="1">1</text:sequence>: ProtoBoard Button D5 und DUO-LED D7-D8.</text:p>
      <text:p text:style-name="Standard"/>
      <text:p text:style-name="Standard"/>
      <text:h text:style-name="Heading_20_1" text:outline-level="1">DIO578-Shield</text:h>
      <text:p text:style-name="Ueberschrift_20_a">Schaltplan</text:p>
      <text:p text:style-name="Standard"><draw:frame text:anchor-type="as-char" draw:z-index="2" draw:style-name="gr25" draw:text-style-name="P25" svg:width="10.291cm" svg:height="5.46cm"><draw:image xlink:href="Pictures/200001E70002D75000018364C315179F.bmp" xlink:type="simple" xlink:show="embed" xlink:actuate="onLoad"><text:p/></draw:image></draw:frame></text:p>
      <text:p text:style-name="Caption"><text:span text:style-name="T2">Bild </text:span><text:span text:style-name="T2"><text:sequence text:ref-name="refBild1" text:name="Bild" text:formula="ooow:Bild+1" style:num-format="1">2</text:sequence></text:span><text:span text:style-name="T2">: Schaltplan DIO578-Shield</text:span></text:p>
      <text:p text:style-name="Ueberschrift_20_a">Bestückungsplan, Bohrplan</text:p>
      <table:table table:name="Tabelle2" table:style-name="Tabelle2">
        <table:table-column table:style-name="Tabelle2.A"/>
        <table:table-column table:style-name="Tabelle2.B"/>
        <table:table-row>
          <table:table-cell table:style-name="Tabelle2.A1" office:value-type="string">
            <text:p text:style-name="P7"><draw:frame draw:style-name="fr1" draw:name="Grafik2" text:anchor-type="as-char" svg:width="5.33cm" svg:height="7.04cm" draw:z-index="4"><draw:image xlink:href="Pictures/2000046600000A6F00000DCB06081050.svm" xlink:type="simple" xlink:show="embed" xlink:actuate="onLoad"/></draw:frame></text:p>
          </table:table-cell>
          <table:table-cell table:style-name="Tabelle2.A1" office:value-type="string">
            <text:p text:style-name="P10"/>
          </table:table-cell>
        </table:table-row>
      </table:table>
      <text:p text:style-name="P12"><text:span text:style-name="T2">Bild </text:span><text:span text:style-name="T2"><text:sequence text:ref-name="refBild2" text:name="Bild" text:formula="ooow:Bild+1" style:num-format="1">3</text:sequence></text:span><text:span text:style-name="T2">: Schaltplan D1-IO-Shield 578</text:span></text:p>
      <text:p text:style-name="Text_20_body">Alle Bohrungen 0,8mm außer bei K1 und K2 (1mm)</text:p>
      <text:p text:style-name="Ueberschrift_20_a">Lötseite</text:p>
      <text:p text:style-name="Text_20_body"><draw:frame draw:style-name="fr1" draw:name="Grafik1" text:anchor-type="as-char" svg:width="2.671cm" svg:height="2.85cm" draw:z-index="3"><draw:image xlink:href="Pictures/2000021600000A6F00000B2322536807.svm" xlink:type="simple" xlink:show="embed" xlink:actuate="onLoad"/></draw:frame></text:p>
      <text:p text:style-name="Caption"><text:span text:style-name="T2">Bild </text:span><text:span text:style-name="T2"><text:sequence text:ref-name="refBild3" text:name="Bild" text:formula="ooow:Bild+1" style:num-format="1">4</text:sequence></text:span><text:span text:style-name="T2">: Lötseite DIO578-Shield</text:span></text:p>
      <text:h text:style-name="P15" text:outline-level="1">Testprogramme</text:h>
      <text:h text:style-name="Heading_20_2" text:outline-level="2">LEDs und Taster</text:h>
      <text:p text:style-name="P8">Im Ruhezustand leuchtet abwechselnd die rote LED für 1,5 Sekunden und die grüne LED für 0,5 Sekunden. Drückt man den Taster, so leuchten beide LEDs (bzw. die DUO-LED leuchtet gelb).</text:p>
      <text:p text:style-name="P3"/>
      <table:table table:name="Tabelle10" table:style-name="Tabelle10">
        <table:table-column table:style-name="Tabelle10.A"/>
        <table:table-row>
          <table:table-cell table:style-name="Tabelle10.A1" office:value-type="string">
            <text:p text:style-name="Prog_20_8_20_ohneR"><text:span text:style-name="Source_20_Text"><text:span text:style-name="T1">//_____DIO578_01_Blink.ino____________________170131-180827_____</text:span></text:span></text:p>
            <text:p text:style-name="Prog_20_8_20_ohneR"><text:span text:style-name="Source_20_Text"><text:span text:style-name="T1">// Demo program for DIO578 selfconstruction shield:</text:span></text:span></text:p>
            <text:p text:style-name="Prog_20_8_20_ohneR"><text:span text:style-name="Source_20_Text"><text:span text:style-name="T1">// Red LED lights up for 1.5s, green LED 0.5s and so on.</text:span></text:span></text:p>
            <text:p text:style-name="Prog_20_8_20_ohneR"><text:span text:style-name="Source_20_Text"><text:span text:style-name="T1">// If button is pressed, both LEDs are on (=&gt; yellow).</text:span></text:span></text:p>
            <text:p text:style-name="Prog_20_8_20_ohneR"><text:span text:style-name="Source_20_Text"><text:span text:style-name="T1">// Hardware: WeMos D1 mini</text:span></text:span></text:p>
            <text:p text:style-name="Prog_20_8_20_ohneR"><text:span text:style-name="Source_20_Text"><text:span text:style-name="T1">// <text:s text:c="10"/>DIO578_Shield with 2 LEDs at D7 (green), D8 (red)</text:span></text:span></text:p>
            <text:p text:style-name="Prog_20_8_20_ohneR"><text:span text:style-name="Source_20_Text"><text:span text:style-name="T1">// <text:s text:c="24"/>and 1 Button at D5</text:span></text:span></text:p>
            <text:p text:style-name="Prog_20_8_20_ohneR"><text:span text:style-name="Source_20_Text"><text:span text:style-name="T1">// Created by Karl Hartinger, August 27, 2018</text:span></text:span></text:p>
            <text:p text:style-name="Prog_20_8_20_ohneR"><text:span text:style-name="Source_20_Text"><text:span text:style-name="T1">// Last modified: -</text:span></text:span></text:p>
            <text:p text:style-name="Prog_20_8_20_ohneR"><text:span text:style-name="Source_20_Text"><text:span text:style-name="T1">// Released into the public domain.</text:span></text:span></text:p>
            <text:p text:style-name="Prog_20_8_20_ohneR"><text:span text:style-name="Source_20_Text"><text:span text:style-name="T1"/></text:span></text:p>
            <text:p text:style-name="Prog_20_8_20_ohneR"><text:span text:style-name="Source_20_Text"><text:span text:style-name="T1">const int pinButton=D5;</text:span></text:span></text:p>
            <text:p text:style-name="Prog_20_8_20_ohneR"><text:span text:style-name="Source_20_Text"><text:span text:style-name="T1">const int pinLED7=D7;</text:span></text:span></text:p>
            <text:p text:style-name="Prog_20_8_20_ohneR"><text:span text:style-name="Source_20_Text"><text:span text:style-name="T1">const int pinLED8=D8;</text:span></text:span></text:p>
            <text:p text:style-name="Prog_20_8_20_ohneR"><text:span text:style-name="Source_20_Text"><text:span text:style-name="T1">const int statemax=20;</text:span></text:span></text:p>
            <text:p text:style-name="Prog_20_8_20_ohneR"><text:span text:style-name="Source_20_Text"><text:span text:style-name="T1">const int statedelay=100;</text:span></text:span></text:p>
            <text:p text:style-name="Prog_20_8_20_ohneR"><text:span text:style-name="Source_20_Text"><text:span text:style-name="T1">int <text:s text:c="2"/>state=0;</text:span></text:span></text:p>
            <text:p text:style-name="Prog_20_8_20_ohneR"><text:span text:style-name="Source_20_Text"><text:span text:style-name="T1"/></text:span></text:p>
            <text:p text:style-name="Prog_20_8_20_ohneR"><text:span text:style-name="Source_20_Text"><text:span text:style-name="T1">void setup() {</text:span></text:span></text:p>
            <text:p text:style-name="Prog_20_8_20_ohneR"><text:span text:style-name="Source_20_Text"><text:span text:style-name="T1"><text:s/>pinMode(pinButton, INPUT);</text:span></text:span></text:p>
            <text:p text:style-name="Prog_20_8_20_ohneR"><text:span text:style-name="Source_20_Text"><text:span text:style-name="T1"><text:s/>pinMode(pinLED7, OUTPUT);</text:span></text:span></text:p>
            <text:p text:style-name="Prog_20_8_20_ohneR"><text:span text:style-name="Source_20_Text"><text:span text:style-name="T1"><text:s/>pinMode(pinLED8, OUTPUT);</text:span></text:span></text:p>
            <text:p text:style-name="Prog_20_8_20_ohneR"><text:span text:style-name="Source_20_Text"><text:span text:style-name="T1">}</text:span></text:span></text:p>
            <text:p text:style-name="Prog_20_8_20_ohneR"><text:span text:style-name="Source_20_Text"><text:span text:style-name="T1"/></text:span></text:p>
            <text:p text:style-name="Prog_20_8_20_ohneR"><text:span text:style-name="Source_20_Text"><text:span text:style-name="T1">void loop() </text:span></text:span></text:p>
            <text:p text:style-name="Prog_20_8_20_ohneR"><text:span text:style-name="Source_20_Text"><text:span text:style-name="T1">{</text:span></text:span></text:p>
            <text:p text:style-name="Prog_20_8_20_ohneR"><text:span text:style-name="Source_20_Text"><text:span text:style-name="T1"><text:s/>int in1_;</text:span></text:span></text:p>
            <text:p text:style-name="Prog_20_8_20_ohneR"><text:span text:style-name="Source_20_Text"><text:span text:style-name="T1"><text:s/>in1_= digitalRead(pinButton);</text:span></text:span></text:p>
            <text:p text:style-name="Prog_20_8_20_ohneR"><text:span text:style-name="Source_20_Text"><text:span text:style-name="T1"><text:s/>if(in1_)</text:span></text:span></text:p>
            <text:p text:style-name="Prog_20_8_20_ohneR"><text:span text:style-name="Source_20_Text"><text:span text:style-name="T1"><text:s/>{</text:span></text:span></text:p>
            <text:p text:style-name="Prog_20_8_20_ohneR"><text:span text:style-name="Source_20_Text"><text:span text:style-name="T1"><text:s text:c="2"/>if(state&lt;15)</text:span></text:span></text:p>
            <text:p text:style-name="Prog_20_8_20_ohneR"><text:span text:style-name="Source_20_Text"><text:span text:style-name="T1"><text:s text:c="2"/>{ //-----red LED lights up------------------------------------</text:span></text:span></text:p>
            <text:p text:style-name="Prog_20_8_20_ohneR"><text:span text:style-name="Source_20_Text"><text:span text:style-name="T1"><text:s text:c="3"/>digitalWrite(pinLED8, 1);</text:span></text:span></text:p>
            <text:p text:style-name="Prog_20_8_20_ohneR"><text:span text:style-name="Source_20_Text"><text:span text:style-name="T1"><text:s text:c="3"/>digitalWrite(pinLED7, 0);</text:span></text:span></text:p>
            <text:p text:style-name="Prog_20_8_20_ohneR"><text:span text:style-name="Source_20_Text"><text:span text:style-name="T1"><text:s text:c="2"/>}</text:span></text:span></text:p>
            <text:p text:style-name="Prog_20_8_20_ohneR"><text:span text:style-name="Source_20_Text"><text:span text:style-name="T1"><text:s text:c="2"/>else</text:span></text:span></text:p>
            <text:p text:style-name="Prog_20_8_20_ohneR"><text:span text:style-name="Source_20_Text"><text:span text:style-name="T1"><text:s text:c="2"/>{ //-----green LED lights up----------------------------------</text:span></text:span></text:p>
            <text:p text:style-name="Prog_20_8_20_ohneR"><text:span text:style-name="Source_20_Text"><text:span text:style-name="T1"><text:s text:c="3"/>digitalWrite(pinLED7, 1);</text:span></text:span></text:p>
            <text:p text:style-name="Prog_20_8_20_ohneR"><text:span text:style-name="Source_20_Text"><text:span text:style-name="T1"><text:s text:c="3"/>digitalWrite(pinLED8, 0);</text:span></text:span></text:p>
            <text:p text:style-name="Prog_20_8_20_ohneR"><text:span text:style-name="Source_20_Text"><text:span text:style-name="T1"><text:s text:c="2"/>}</text:span></text:span></text:p>
            <text:p text:style-name="Prog_20_8_20_ohneR"><text:span text:style-name="Source_20_Text"><text:span text:style-name="T1"><text:s text:c="2"/>state++;</text:span></text:span></text:p>
            <text:p text:style-name="Prog_20_8_20_ohneR"><text:span text:style-name="Source_20_Text"><text:span text:style-name="T1"><text:s text:c="2"/>if(state&gt;statemax) state=0;</text:span></text:span></text:p>
            <text:p text:style-name="Prog_20_8_20_ohneR"><text:span text:style-name="Source_20_Text"><text:span text:style-name="T1"><text:s/>}</text:span></text:span></text:p>
            <text:p text:style-name="Prog_20_8_20_ohneR"><text:span text:style-name="Source_20_Text"><text:span text:style-name="T1"><text:s/>else</text:span></text:span></text:p>
            <text:p text:style-name="Prog_20_8_20_ohneR"><text:span text:style-name="Source_20_Text"><text:span text:style-name="T1"><text:s text:c="2"/>{ //-----both LEDs light up, no change of state number--------</text:span></text:span></text:p>
            <text:p text:style-name="Prog_20_8_20_ohneR"><text:span text:style-name="Source_20_Text"><text:span text:style-name="T1"><text:s text:c="2"/>digitalWrite(pinLED7, 1);</text:span></text:span></text:p>
            <text:p text:style-name="Prog_20_8_20_ohneR"><text:span text:style-name="Source_20_Text"><text:span text:style-name="T1"><text:s text:c="2"/>digitalWrite(pinLED8, 1);</text:span></text:span></text:p>
            <text:p text:style-name="Prog_20_8_20_ohneR"><text:span text:style-name="Source_20_Text"><text:span text:style-name="T1"><text:s/>}</text:span></text:span></text:p>
            <text:p text:style-name="Prog_20_8_20_ohneR"><text:span text:style-name="Source_20_Text"><text:span text:style-name="T1"><text:s/>delay(statedelay);</text:span></text:span></text:p>
            <text:p text:style-name="Prog_20_8_20_ohneR"><text:span text:style-name="Source_20_Text"><text:span text:style-name="T1">}</text:span></text:span></text:p>
          </table:table-cell>
        </table:table-row>
      </table:table>
      <text:p text:style-name="Standard"/>
      <text:p text:style-name="Standard"/>
      <text:p text:style-name="Standard"/>
      <text:h text:style-name="P17" text:outline-level="2">Serielle Schnittstelle</text:h>
      <text:p text:style-name="Standard">Beim Systemstart wird der String „CONFIG\n“ über die serielle Schnittstelle ausgegeben. Empfängt man innerhalb von maximal 0,1 Sekunden wieder die Zeichenkette „CONFIG“, so leuchtet die blaue LED, ansonsten wird sie ausgeschaltet.</text:p>
      <text:p text:style-name="Standard_20_a">Erzeugen des „Echos“: TX mit RX verbinden.</text:p>
      <text:p text:style-name="Standard"/>
      <table:table table:name="Tabelle3" table:style-name="Tabelle3">
        <table:table-column table:style-name="Tabelle3.A"/>
        <table:table-row>
          <table:table-cell table:style-name="Tabelle3.A1" office:value-type="string">
            <text:p text:style-name="Prog_20_8_20_ohneR"><text:span text:style-name="Source_20_Text"><text:span text:style-name="T1">//_____D1_serial_on_start.ino______________________20170201_____</text:span></text:span></text:p>
            <text:p text:style-name="Prog_20_8_20_ohneR"><text:span text:style-name="Source_20_Text"><text:span text:style-name="T1">// Write the string "CONFIG\n" to serial (19200 Bd) on start,</text:span></text:span></text:p>
            <text:p text:style-name="Prog_20_8_20_ohneR"><text:span text:style-name="Source_20_Text"><text:span text:style-name="T1">// read serial, check if "CONFIG" is received </text:span></text:span></text:p>
            <text:p text:style-name="Prog_20_8_20_ohneR"><text:span text:style-name="Source_20_Text"><text:span text:style-name="T1">// or wait for timeout (0,1sec).</text:span></text:span></text:p>
            <text:p text:style-name="Prog_20_8_20_ohneR"><text:span text:style-name="Source_20_Text"><text:span text:style-name="T1">// Blue LED: on, if String received, off on timeout.</text:span></text:span></text:p>
            <text:p text:style-name="Prog_20_8_20_ohneR"><text:span text:style-name="Source_20_Text"><text:span text:style-name="T1">// Hardware: WeMos D1 mini</text:span></text:span></text:p>
            <text:p text:style-name="Prog_20_8_20_ohneR"><text:span text:style-name="Source_20_Text"><text:span text:style-name="T1">// <text:s text:c="10"/>wire to connect TX to RX</text:span></text:span></text:p>
            <text:p text:style-name="Prog_20_8_20_ohneR"><text:span text:style-name="Source_20_Text"><text:span text:style-name="T1">const int pinLED=D4;</text:span></text:span></text:p>
            <text:p text:style-name="Prog_20_8_20_ohneR"><text:span text:style-name="Source_20_Text"><text:span text:style-name="T1">String s1;</text:span></text:span></text:p>
            <text:p text:style-name="Prog_20_8_20_ohneR"><text:span text:style-name="Source_20_Text"><text:span text:style-name="T1"/></text:span></text:p>
            <text:p text:style-name="Prog_20_8_20_ohneR"><text:span text:style-name="Source_20_Text"><text:span text:style-name="T1">void setup() {</text:span></text:span></text:p>
            <text:p text:style-name="Prog_20_8_20_ohneR"><text:span text:style-name="Source_20_Text"><text:span text:style-name="T1"><text:s/>pinMode(pinLED, OUTPUT);</text:span></text:span></text:p>
            <text:p text:style-name="Prog_20_8_20_ohneR"><text:span text:style-name="Source_20_Text"><text:span text:style-name="T1"><text:s/>//-----init serial an read garbagge----------------------------</text:span></text:span></text:p>
            <text:p text:style-name="Prog_20_8_20_ohneR"><text:span text:style-name="Source_20_Text"><text:span text:style-name="T1"><text:s/>Serial.begin(19200);</text:span></text:span></text:p>
            <text:p text:style-name="Prog_20_8_20_ohneR"><text:span text:style-name="Source_20_Text"><text:span text:style-name="T1"><text:s/>Serial.setTimeout(100); <text:s text:c="9"/>// wait max. 100ms</text:span></text:span></text:p>
            <text:p text:style-name="Prog_20_8_20_ohneR"><text:span text:style-name="Source_20_Text"><text:span text:style-name="T1"><text:s/>Serial.println();</text:span></text:span></text:p>
            <text:p text:style-name="Prog_20_8_20_ohneR"><text:span text:style-name="Source_20_Text"><text:span text:style-name="T1"><text:s/>s1=Serial.readStringUntil('\n');</text:span></text:span></text:p>
            <text:p text:style-name="Prog_20_8_20_ohneR"><text:span text:style-name="Source_20_Text"><text:span text:style-name="T1"><text:s/>Serial.println("CONFIG\n");</text:span></text:span></text:p>
            <text:p text:style-name="Prog_20_8_20_ohneR"><text:span text:style-name="Source_20_Text"><text:span text:style-name="T1"><text:s/>delay(10);</text:span></text:span></text:p>
            <text:p text:style-name="Prog_20_8_20_ohneR"><text:span text:style-name="Source_20_Text"><text:span text:style-name="T1"><text:s/>s1=Serial.readStringUntil('\n');</text:span></text:span></text:p>
            <text:p text:style-name="Prog_20_8_20_ohneR"><text:span text:style-name="Source_20_Text"><text:span text:style-name="T1">Serial.println(s1);</text:span></text:span></text:p>
            <text:p text:style-name="Prog_20_8_20_ohneR"><text:span text:style-name="Source_20_Text"><text:span text:style-name="T1"><text:s/>if(s1=="CONFIG")</text:span></text:span></text:p>
            <text:p text:style-name="Prog_20_8_20_ohneR"><text:span text:style-name="Source_20_Text"><text:span text:style-name="T1"><text:s text:c="2"/>digitalWrite(pinLED,0); <text:s text:c="8"/>// blue LED on</text:span></text:span></text:p>
            <text:p text:style-name="Prog_20_8_20_ohneR"><text:span text:style-name="Source_20_Text"><text:span text:style-name="T1"><text:s/>else</text:span></text:span></text:p>
            <text:p text:style-name="Prog_20_8_20_ohneR"><text:span text:style-name="Source_20_Text"><text:span text:style-name="T1"><text:s text:c="2"/>digitalWrite(pinLED,1); <text:s text:c="8"/>// blue LED off</text:span></text:span></text:p>
            <text:p text:style-name="Prog_20_8_20_ohneR"><text:span text:style-name="Source_20_Text"><text:span text:style-name="T1">}</text:span></text:span></text:p>
            <text:p text:style-name="Prog_20_8_20_ohneR"><text:span text:style-name="Source_20_Text"><text:span text:style-name="T1"/></text:span></text:p>
            <text:p text:style-name="Prog_20_8_20_ohneR"><text:span text:style-name="Source_20_Text"><text:span text:style-name="T1">void loop() {</text:span></text:span></text:p>
            <text:p text:style-name="Prog_20_8_20_ohneR"><text:span text:style-name="Source_20_Text"><text:span text:style-name="T1">}</text:spa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FrutigerLTPro-LightCn" svg:font-family="FrutigerLTPro-LightCn"/>
    <style:font-face style:name="OpenSymbol" svg:font-family="OpenSymbol"/>
    <style:font-face style:name="Tahoma1" svg:font-family="Tahoma"/>
    <style:font-face style:name="Times New Roman2" svg:font-family="'Times New Roman', serif"/>
    <style:font-face style:name="Courier New2" svg:font-family="'Courier New'" style:font-family-generic="modern"/>
    <style:font-face style:name="Times New Roman1" svg:font-family="'Times New Roman', 'Times New Roman'" style:font-family-generic="roman"/>
    <style:font-face style:name="Courier New1" svg:font-family="'Courier New'" style:font-family-generic="modern" style:font-pitch="fixed"/>
    <style:font-face style:name="Courier New" svg:font-family="'Courier New'" style:font-adornments="Standard"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10" draw:display-name="Gradient 10" draw:style="axial" draw:start-color="#cccccc" draw:end-color="#000000" draw:start-intensity="60%" draw:end-intensity="100%" draw:angle="900" draw:border="0%"/>
    <draw:gradient draw:name="Gradient_20_11" draw:display-name="Gradient 11" draw:style="axial" draw:start-color="#ffffff" draw:end-color="#cccccc" draw:start-intensity="95%" draw:end-intensity="75%" draw:angle="900" draw:border="0%"/>
    <draw:gradient draw:name="Gradient_20_12" draw:display-name="Gradient 12" draw:style="axial" draw:start-color="#ffffff" draw:end-color="#eeeeee" draw:start-intensity="100%" draw:end-intensity="100%" draw:angle="0" draw:border="0%"/>
    <draw:gradient draw:name="Gradient_20_13" draw:display-name="Gradient 13" draw:style="axial" draw:start-color="#ffffff" draw:end-color="#eeeeee" draw:start-intensity="100%" draw:end-intensity="100%" draw:angle="0" draw:border="0%"/>
    <draw:gradient draw:name="Gradient_20_14" draw:display-name="Gradient 14" draw:style="axial" draw:start-color="#ffffff" draw:end-color="#eeeeee" draw:start-intensity="100%" draw:end-intensity="100%" draw:angle="0" draw:border="0%"/>
    <draw:gradient draw:name="Gradient_20_15" draw:display-name="Gradient 15" draw:style="axial" draw:start-color="#ffffff" draw:end-color="#eeeeee" draw:start-intensity="100%" draw:end-intensity="100%" draw:angle="0" draw:border="0%"/>
    <draw:gradient draw:name="Gradient_20_16" draw:display-name="Gradient 16" draw:style="axial" draw:start-color="#ffffff" draw:end-color="#eeeeee" draw:start-intensity="100%" draw:end-intensity="100%" draw:angle="0" draw:border="0%"/>
    <draw:gradient draw:name="Gradient_20_17" draw:display-name="Gradient 17" draw:style="axial" draw:start-color="#ffffff" draw:end-color="#eeeeee" draw:start-intensity="100%" draw:end-intensity="100%" draw:angle="0" draw:border="0%"/>
    <draw:gradient draw:name="Gradient_20_18" draw:display-name="Gradient 18" draw:style="axial" draw:start-color="#ffffff" draw:end-color="#eeeeee" draw:start-intensity="100%" draw:end-intensity="100%" draw:angle="0" draw:border="0%"/>
    <draw:gradient draw:name="Gradient_20_19" draw:display-name="Gradient 19" draw:style="axial" draw:start-color="#ffffff" draw:end-color="#eeeeee" draw:start-intensity="100%" draw:end-intensity="100%" draw:angle="0" draw:border="0%"/>
    <draw:gradient draw:name="Gradient_20_20" draw:display-name="Gradient 20" draw:style="axial" draw:start-color="#ffffff" draw:end-color="#eeeeee"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9" draw:display-name="Gradient 9" draw:style="linear" draw:start-color="#ffff00" draw:end-color="#99ccff" draw:start-intensity="100%" draw:end-intensity="100%" draw:angle="0" draw:border="0%"/>
    <draw:gradient draw:name="grau1" draw:style="axial" draw:start-color="#ffffff" draw:end-color="#eeeeee" draw:start-intensity="100%" draw:end-intensity="100%" draw:angle="900" draw:border="0%"/>
    <draw:gradient draw:name="weissgrau" draw:style="linear" draw:start-color="#ffffff" draw:end-color="#e6e6e6" draw:start-intensity="100%" draw:end-intensity="100%" draw:angle="0" draw:border="0%"/>
    <draw:hatch draw:name="Hatch_20_46" draw:display-name="Hatch 46" draw:style="single" draw:color="#000000" draw:distance="0.011cm" draw:rotation="0"/>
    <draw:hatch draw:name="Hatch_20_47" draw:display-name="Hatch 47" draw:style="double" draw:color="#e6e6e6" draw:distance="0.057cm" draw:rotation="900"/>
    <draw:hatch draw:name="Hatch_20_48" draw:display-name="Hatch 48" draw:style="double" draw:color="#e6e6e6" draw:distance="0.057cm" draw:rotation="900"/>
    <draw:hatch draw:name="Hatch_20_49" draw:display-name="Hatch 49" draw:style="double" draw:color="#e6e6e6" draw:distance="0.057cm" draw:rotation="900"/>
    <draw:hatch draw:name="Hatch_20_52" draw:display-name="Hatch 52" draw:style="double" draw:color="#000000" draw:distance="0.17cm" draw:rotation="300"/>
    <draw:hatch draw:name="Hatch_20_53" draw:display-name="Hatch 53" draw:style="double" draw:color="#000000" draw:distance="0.17cm" draw:rotation="300"/>
    <draw:hatch draw:name="Hatch_20_54" draw:display-name="Hatch 54" draw:style="double" draw:color="#000000" draw:distance="0.045cm" draw:rotation="900"/>
    <draw:hatch draw:name="Hatch_20_59" draw:display-name="Hatch 59" draw:style="double" draw:color="#000000" draw:distance="0.17cm" draw:rotation="300"/>
    <draw:hatch draw:name="Hatch_20_60" draw:display-name="Hatch 60" draw:style="double" draw:color="#000000" draw:distance="0.045cm" draw:rotation="900"/>
    <draw:hatch draw:name="Hatch_20_61" draw:display-name="Hatch 61" draw:style="double" draw:color="#000000" draw:distance="0.17cm" draw:rotation="300"/>
    <draw:hatch draw:name="Hatch_20_62" draw:display-name="Hatch 62" draw:style="double" draw:color="#000000" draw:distance="0.045cm" draw:rotation="90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Tastatur2" draw:style="double" draw:color="#000000" draw:distance="0.045cm" draw:rotation="900"/>
    <draw:fill-image draw:name="Bitmape_20_1" draw:display-name="Bitmape 1" xlink:href="Pictures/10000000000000200000002000309F1C.png" xlink:type="simple" xlink:show="embed" xlink:actuate="onLoad"/>
    <draw:marker draw:name="Arrow" svg:viewBox="0 0 20 30" svg:d="M10 0l-10 30h20z"/>
    <draw:marker draw:name="Linienende_20_2" draw:display-name="Linienende 2" svg:viewBox="0 0 1321 3493" svg:d="M1321 3493h-1321l661-3493z"/>
    <draw:marker draw:name="Linienende_20_3" draw:display-name="Linienende 3" svg:viewBox="0 0 1321 3493" svg:d="M1321 3493h-1321l661-3493z"/>
    <draw:marker draw:name="Linienende_20_4" draw:display-name="Linienende 4" svg:viewBox="0 0 1321 3493" svg:d="M1321 3493h-1321l661-3493z"/>
    <draw:marker draw:name="Linienende_20_5" draw:display-name="Linienende 5" svg:viewBox="0 0 1321 3493" svg:d="M1321 3493h-1321l661-3493z"/>
    <draw:marker draw:name="Small_20_Arrow" draw:display-name="Small Arrow" svg:viewBox="0 0 1321 3493" svg:d="M1321 3493h-1321l702-3493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29" draw:display-name="Dash 229"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30" draw:display-name="Dash 230" draw:style="rect" draw:dots1="1" draw:dots1-length="0.011cm" draw:dots2="1" draw:dots2-length="0.011cm" draw:distance="0.011cm"/>
    <draw:stroke-dash draw:name="Dash_20_231" draw:display-name="Dash 231" draw:style="rect" draw:dots1="1" draw:dots1-length="0.011cm" draw:dots2="1" draw:dots2-length="0.011cm" draw:distance="0.011cm"/>
    <draw:stroke-dash draw:name="Dash_20_232" draw:display-name="Dash 232" draw:style="rect" draw:dots1="1" draw:dots1-length="0.011cm" draw:dots2="1" draw:dots2-length="0.011cm" draw:distance="0.011cm"/>
    <draw:stroke-dash draw:name="Dash_20_233" draw:display-name="Dash 233" draw:style="rect" draw:dots1="1" draw:dots1-length="0.011cm" draw:dots2="1" draw:dots2-length="0.011cm" draw:distance="0.011cm"/>
    <draw:stroke-dash draw:name="Dash_20_234" draw:display-name="Dash 234" draw:style="rect" draw:dots1="1" draw:dots1-length="0.011cm" draw:dots2="1" draw:dots2-length="0.011cm" draw:distance="0.011cm"/>
    <draw:stroke-dash draw:name="Dash_20_235" draw:display-name="Dash 235" draw:style="rect" draw:dots1="1" draw:dots1-length="0.011cm" draw:dots2="1" draw:dots2-length="0.011cm" draw:distance="0.011cm"/>
    <draw:stroke-dash draw:name="Dash_20_236" draw:display-name="Dash 236" draw:style="rect" draw:dots1="1" draw:dots1-length="0.011cm" draw:dots2="1" draw:dots2-length="0.011cm" draw:distance="0.011cm"/>
    <draw:stroke-dash draw:name="Dash_20_237" draw:display-name="Dash 237" draw:style="rect" draw:dots1="1" draw:dots1-length="0.011cm" draw:dots2="1" draw:dots2-length="0.011cm" draw:distance="0.011cm"/>
    <draw:stroke-dash draw:name="Dash_20_238" draw:display-name="Dash 238" draw:style="rect" draw:dots1="1" draw:dots1-length="0.011cm" draw:dots2="1" draw:dots2-length="0.011cm" draw:distance="0.011cm"/>
    <draw:stroke-dash draw:name="Dash_20_239" draw:display-name="Dash 239"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40" draw:display-name="Dash 240" draw:style="rect" draw:dots1="1" draw:dots1-length="0.011cm" draw:dots2="1" draw:dots2-length="0.011cm" draw:distance="0.011cm"/>
    <draw:stroke-dash draw:name="Dash_20_241" draw:display-name="Dash 241" draw:style="rect" draw:dots1="1" draw:dots1-length="0.011cm" draw:dots2="1" draw:dots2-length="0.011cm" draw:distance="0.011cm"/>
    <draw:stroke-dash draw:name="Dash_20_242" draw:display-name="Dash 242"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07" draw:display-name="Dash 307" draw:style="rect" draw:dots1="1" draw:dots1-length="0.011cm" draw:dots2="1" draw:dots2-length="0.011cm" draw:distance="0.011cm"/>
    <draw:stroke-dash draw:name="Dash_20_308" draw:display-name="Dash 308" draw:style="rect" draw:dots1="1" draw:dots1-length="0.011cm" draw:dots2="1" draw:dots2-length="0.011cm" draw:distance="0.011cm"/>
    <draw:stroke-dash draw:name="Dash_20_309" draw:display-name="Dash 309"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10" draw:display-name="Dash 310" draw:style="rect" draw:dots1="1" draw:dots1-length="0.011cm" draw:dots2="1" draw:dots2-length="0.011cm" draw:distance="0.011cm"/>
    <draw:stroke-dash draw:name="Dash_20_311" draw:display-name="Dash 311" draw:style="rect" draw:dots1="1" draw:dots1-length="0.011cm" draw:dots2="1" draw:dots2-length="0.011cm" draw:distance="0.011cm"/>
    <draw:stroke-dash draw:name="Dash_20_312" draw:display-name="Dash 312" draw:style="rect" draw:dots1="1" draw:dots1-length="0.011cm" draw:dots2="1" draw:dots2-length="0.011cm" draw:distance="0.011cm"/>
    <draw:stroke-dash draw:name="Dash_20_313" draw:display-name="Dash 313" draw:style="rect" draw:dots1="1" draw:dots1-length="0.011cm" draw:dots2="1" draw:dots2-length="0.011cm" draw:distance="0.011cm"/>
    <draw:stroke-dash draw:name="Dash_20_314" draw:display-name="Dash 314" draw:style="rect" draw:dots1="1" draw:dots1-length="0.011cm" draw:dots2="1" draw:dots2-length="0.011cm" draw:distance="0.011cm"/>
    <draw:stroke-dash draw:name="Dash_20_315" draw:display-name="Dash 315" draw:style="rect" draw:dots1="1" draw:dots1-length="0.011cm" draw:dots2="1" draw:dots2-length="0.011cm" draw:distance="0.011cm"/>
    <draw:stroke-dash draw:name="Dash_20_316" draw:display-name="Dash 316" draw:style="rect" draw:dots1="1" draw:dots1-length="0.011cm" draw:dots2="1" draw:dots2-length="0.011cm" draw:distance="0.011cm"/>
    <draw:stroke-dash draw:name="Dash_20_317" draw:display-name="Dash 317" draw:style="rect" draw:dots1="1" draw:dots1-length="0.011cm" draw:dots2="1" draw:dots2-length="0.011cm" draw:distance="0.011cm"/>
    <draw:stroke-dash draw:name="Dash_20_318" draw:display-name="Dash 318" draw:style="rect" draw:dots1="1" draw:dots1-length="0.011cm" draw:dots2="1" draw:dots2-length="0.011cm" draw:distance="0.011cm"/>
    <draw:stroke-dash draw:name="Dash_20_319" draw:display-name="Dash 319"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46" draw:display-name="Dash 346" draw:style="rect" draw:dots1="1" draw:dots1-length="0.011cm" draw:dots2="1" draw:dots2-length="0.011cm" draw:distance="0.011cm"/>
    <draw:stroke-dash draw:name="Dash_20_347" draw:display-name="Dash 347" draw:style="rect" draw:dots1="1" draw:dots1-length="0.011cm" draw:dots2="1" draw:dots2-length="0.011cm" draw:distance="0.011cm"/>
    <draw:stroke-dash draw:name="Dash_20_348" draw:display-name="Dash 348" draw:style="rect" draw:dots1="1" draw:dots1-length="0.011cm" draw:dots2="1" draw:dots2-length="0.011cm" draw:distance="0.011cm"/>
    <draw:stroke-dash draw:name="Dash_20_349" draw:display-name="Dash 349"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50" draw:display-name="Dash 350" draw:style="rect" draw:dots1="1" draw:dots1-length="0.011cm" draw:dots2="1" draw:dots2-length="0.011cm" draw:distance="0.011cm"/>
    <draw:stroke-dash draw:name="Dash_20_351" draw:display-name="Dash 351" draw:style="rect" draw:dots1="1" draw:dots1-length="0.011cm" draw:dots2="1" draw:dots2-length="0.011cm" draw:distance="0.011cm"/>
    <draw:stroke-dash draw:name="Dash_20_352" draw:display-name="Dash 352" draw:style="rect" draw:dots1="1" draw:dots1-length="0.011cm" draw:dots2="1" draw:dots2-length="0.011cm" draw:distance="0.011cm"/>
    <draw:stroke-dash draw:name="Dash_20_353" draw:display-name="Dash 353" draw:style="rect" draw:dots1="1" draw:dots1-length="0.011cm" draw:dots2="1" draw:dots2-length="0.011cm" draw:distance="0.011cm"/>
    <draw:stroke-dash draw:name="Dash_20_354" draw:display-name="Dash 354" draw:style="rect" draw:dots1="1" draw:dots1-length="0.011cm" draw:dots2="1" draw:dots2-length="0.011cm" draw:distance="0.011cm"/>
    <draw:stroke-dash draw:name="Dash_20_355" draw:display-name="Dash 355" draw:style="rect" draw:dots1="1" draw:dots1-length="0.011cm" draw:dots2="1" draw:dots2-length="0.011cm" draw:distance="0.011cm"/>
    <draw:stroke-dash draw:name="Dash_20_356" draw:display-name="Dash 356" draw:style="rect" draw:dots1="1" draw:dots1-length="0.011cm" draw:dots2="1" draw:dots2-length="0.011cm" draw:distance="0.011cm"/>
    <draw:stroke-dash draw:name="Dash_20_357" draw:display-name="Dash 357" draw:style="rect" draw:dots1="1" draw:dots1-length="0.011cm" draw:dots2="1" draw:dots2-length="0.011cm" draw:distance="0.011cm"/>
    <draw:stroke-dash draw:name="Dash_20_358" draw:display-name="Dash 358" draw:style="rect" draw:dots1="1" draw:dots1-length="0.011cm" draw:dots2="1" draw:dots2-length="0.011cm" draw:distance="0.011cm"/>
    <draw:stroke-dash draw:name="Dash_20_359" draw:display-name="Dash 359"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60" draw:display-name="Dash 360" draw:style="rect" draw:dots1="1" draw:dots1-length="0.011cm" draw:dots2="1" draw:dots2-length="0.011cm" draw:distance="0.011cm"/>
    <draw:stroke-dash draw:name="Dash_20_361" draw:display-name="Dash 361"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otted" draw:display-name="Fine Dotted" draw:style="rect" draw:dots1="1" draw:distance="0.259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de" fo:country="A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andard_20_Rahmen" style:display-name="Standard Rahmen" style:family="paragraph" style:parent-style-name="Text_20_body">
      <style:paragraph-properties fo:background-color="#ffffcc" fo:padding="0.106cm" fo:border="0.018cm solid #000000">
        <style:tab-stops/>
        <style:background-image/>
      </style:paragraph-properties>
      <style:text-properties fo:language="de" fo:country="DE"/>
    </style:style>
    <style:style style:name="Standard_20_o" style:display-name="Standard o" style:family="paragraph" style:parent-style-name="Standard" style:list-style-name="List_20_1" style:master-page-name="">
      <style:paragraph-properties fo:margin="100%" fo:margin-left="0.75cm" fo:margin-right="0cm" fo:margin-top="0cm" fo:margin-bottom="0cm" fo:text-indent="-0.75cm" style:auto-text-indent="false" style:page-number="auto" fo:background-color="transparent" text:number-lines="false" text:line-number="0">
        <style:tab-stops/>
        <style:background-image/>
      </style:paragraph-properties>
    </style:style>
    <style:style style:name="Standard_20__5b__23__5d_" style:display-name="Standard [#]" style:family="paragraph" style:parent-style-name="Standard">
      <style:paragraph-properties fo:margin="100%" fo:margin-left="0.995cm" fo:margin-right="0cm" fo:margin-top="0cm" fo:margin-bottom="0cm" fo:text-indent="-0.995cm" style:auto-text-indent="false">
        <style:tab-stops>
          <style:tab-stop style:position="1cm"/>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1cm" fo:margin-right="0cm" fo:margin-top="0cm" fo:margin-bottom="0cm" fo:text-indent="-1cm" style:auto-text-indent="false" style:page-number="auto" fo:break-before="page" style:shadow="none" fo:keep-with-next="auto">
        <style:tab-stops>
          <style:tab-stop style:position="1cm"/>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42cm" fo:margin-bottom="0.21cm" fo:text-indent="-1cm" style:auto-text-indent="false" style:page-number="auto" fo:background-color="transparent">
        <style:tab-stops>
          <style:tab-stop style:position="1cm"/>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style:font-name="Arial1" fo:font-size="10pt"/>
    </style:style>
    <style:style style:name="Inhaltsverzeichnis" style:family="paragraph" style:parent-style-name="Standard">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0.75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75cm" fo:margin-right="0cm" fo:margin-top="0cm" fo:margin-bottom="0cm" fo:text-indent="0cm" style:auto-text-indent="false">
        <style:tab-stops>
          <style:tab-stop style:position="2cm"/>
        </style:tab-stops>
      </style:paragraph-properties>
    </style:style>
    <style:style style:name="Numbering_20_1" style:display-name="Numbering 1" style:family="paragraph" style:parent-style-name="List" style:auto-update="true" style:class="list" style:master-page-name="">
      <style:paragraph-properties fo:margin="100%" fo:margin-left="1cm" fo:margin-right="0cm" fo:margin-top="0cm" fo:margin-bottom="0.212cm" fo:text-indent="-1cm" style:auto-text-indent="false" style:page-number="auto" fo:background-color="transparent" style:shadow="none">
        <style:tab-stops>
          <style:tab-stop style:position="1cm"/>
        </style:tab-stops>
        <style:background-image/>
      </style:paragraph-properties>
    </style:style>
    <style:style style:name="Table_20_Contents" style:display-name="Table Contents" style:family="paragraph" style:parent-style-name="Standard" style:class="extra"/>
    <style:style style:name="Einrueck_20_1_20_-1_20_o" style:display-name="Einrueck 1 -1 o" style:family="paragraph" style:parent-style-name="Standard" style:master-page-name="">
      <style:paragraph-properties fo:margin="100%" fo:margin-left="1cm" fo:margin-right="0cm" fo:margin-top="0cm" fo:margin-bottom="0cm" fo:text-indent="-1cm" style:auto-text-indent="false" style:page-number="auto" fo:background-color="transparent" style:shadow="none">
        <style:tab-stops/>
        <style:background-image/>
      </style:paragraph-properties>
    </style:style>
    <style:style style:name="Prog_20_8" style:display-name="Prog 8" style:family="paragraph" style:parent-style-name="Standard">
      <style:paragraph-properties fo:padding="0.049cm" fo:border="0.018cm solid #000000" style:shadow="none"/>
      <style:text-properties style:font-name="Courier New" fo:font-size="8pt"/>
    </style:style>
    <style:style style:name="Prog_20_10" style:display-name="Prog 10" style:family="paragraph" style:parent-style-name="Prog_20_8">
      <style:text-properties fo:font-size="10pt"/>
    </style:style>
    <style:style style:name="Table_20_Heading" style:display-name="Table Heading" style:family="paragraph" style:parent-style-name="Table_20_Contents" style:class="extra">
      <style:paragraph-properties fo:text-align="center" style:justify-single-word="false"/>
      <style:text-properties fo:font-weight="bold" style:font-weight-complex="bold"/>
    </style:style>
    <style:style style:name="Einrueck_20_1_20_-1_20_a" style:display-name="Einrueck 1 -1 a" style:family="paragraph" style:parent-style-name="Einrueck_20_1_20_-1_20_o">
      <style:paragraph-properties fo:margin-top="0.21cm" fo:margin-bottom="0cm" fo:background-color="transparent">
        <style:background-image/>
      </style:paragraph-properties>
    </style:style>
    <style:style style:name="Ueberschrift_20_a" style:display-name="Ueberschrift a" style:family="paragraph" style:parent-style-name="Standard">
      <style:paragraph-properties fo:margin-top="0.42cm" fo:margin-bottom="0.21cm"/>
      <style:text-properties style:font-name="Arial"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Footer" style:family="paragraph" style:parent-style-name="Standard" style:class="extra">
      <style:paragraph-properties fo:padding="0cm" fo:border-left="none" fo:border-right="none" fo:border-top="0.035cm solid #000000" fo:border-bottom="none" style:shadow="none" text:number-lines="false" text:line-number="0">
        <style:tab-stops>
          <style:tab-stop style:position="16.999cm" style:type="right"/>
        </style:tab-stops>
      </style:paragraph-properties>
    </style:style>
    <style:style style:name="Standard_20_Rahmen_20_A" style:display-name="Standard Rahmen A" style:family="paragraph" style:parent-style-name="Standard_20_Rahmen" style:master-page-name="">
      <style:paragraph-properties fo:margin-top="0cm" fo:margin-bottom="0.049cm" style:page-number="auto" fo:background-color="transparent" style:shadow="none">
        <style:background-image/>
      </style:paragraph-properties>
      <style:text-properties style:font-name="Arial1" fo:font-size="9pt"/>
    </style:style>
    <style:style style:name="Standard_20_Rahmen_20_Ü" style:display-name="Standard Rahmen Ü" style:family="paragraph" style:parent-style-name="Standard_20_Rahmen">
      <style:paragraph-properties fo:margin-top="0cm" fo:margin-bottom="0.101cm" fo:background-color="#ffff99">
        <style:background-image/>
      </style:paragraph-properties>
      <style:text-properties fo:font-weight="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og_20_10_20_-1" style:display-name="Prog 10 -1" style:family="paragraph" style:parent-style-name="Prog_20_10">
      <style:paragraph-properties fo:margin="100%" fo:margin-left="0.956cm" fo:margin-right="-0.023cm" fo:margin-top="0cm" fo:margin-bottom="0cm" fo:text-indent="-0.026cm" style:auto-text-indent="false">
        <style:tab-stops/>
      </style:paragraph-properties>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Einrueck_20_2_20_-1" style:display-name="Einrueck 2 -1" style:family="paragraph" style:parent-style-name="Einrueck_20_2_20_-2">
      <style:paragraph-properties fo:margin="100%" fo:margin-left="2cm" fo:margin-right="0cm" fo:margin-top="0cm" fo:margin-bottom="0cm" fo:text-indent="-1cm" style:auto-text-indent="false">
        <style:tab-stops>
          <style:tab-stop style:position="0cm"/>
        </style:tab-stops>
      </style:paragraph-properties>
      <style:text-properties fo:language="de" fo:country="A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Standard_20_f" style:display-name="Standard f" style:family="paragraph" style:parent-style-name="Standard">
      <style:paragraph-properties fo:margin-top="0cm" fo:margin-bottom="0.199cm"/>
      <style:text-properties style:font-name="Arial" style:text-underline-style="none" fo:font-weight="bold" style:font-weight-asian="bold" style:font-weight-complex="bold"/>
    </style:style>
    <style:style style:name="Einrueck_20_1" style:display-name="Einrueck 1" style:family="paragraph" style:parent-style-name="Standard">
      <style:paragraph-properties fo:margin="100%" fo:margin-left="1cm" fo:margin-right="0cm" fo:margin-top="0cm" fo:margin-bottom="0cm" fo:text-indent="0cm" style:auto-text-indent="false"/>
    </style:style>
    <style:style style:name="Prog_20_9" style:display-name="Prog 9" style:family="paragraph" style:parent-style-name="Prog_20_10">
      <style:text-properties fo:font-size="9pt"/>
    </style:style>
    <style:style style:name="Standard_20_a" style:display-name="Standard a" style:family="paragraph" style:parent-style-name="Standard">
      <style:paragraph-properties fo:margin-top="0.21cm" fo:margin-bottom="0cm"/>
    </style:style>
    <style:style style:name="Arial_20_N_20_z" style:display-name="Arial N z" style:family="paragraph" style:parent-style-name="Standard">
      <style:paragraph-properties fo:text-align="center" style:justify-single-word="false"/>
      <style:text-properties style:font-name="Arial Narrow" fo:font-size="10pt" style:font-size-asian="10pt" style:font-size-complex="10pt"/>
    </style:style>
    <style:style style:name="Standard_20_2.." style:display-name="Standard 2.." style:family="paragraph" style:parent-style-name="Standard">
      <style:paragraph-properties>
        <style:tab-stops>
          <style:tab-stop style:position="2cm" style:leader-style="dotted" style:leader-text="."/>
        </style:tab-stops>
      </style:paragraph-properties>
    </style:style>
    <style:style style:name="Einrueck_20_2_20_-2" style:display-name="Einrueck 2 -2" style:family="paragraph" style:parent-style-name="Standard">
      <style:paragraph-properties fo:margin="100%" fo:margin-left="2cm" fo:margin-right="0cm" fo:margin-top="0cm" fo:margin-bottom="0cm" fo:text-indent="-2cm" style:auto-text-indent="false">
        <style:tab-stops>
          <style:tab-stop style:position="1.99cm"/>
        </style:tab-stops>
      </style:paragraph-properties>
    </style:style>
    <style:style style:name="Standard_20_aa" style:display-name="Standard aa" style:family="paragraph" style:parent-style-name="Standard_20_a" style:master-page-name="">
      <style:paragraph-properties fo:margin-top="0.21cm" fo:margin-bottom="0.21cm" style:page-number="auto">
        <style:tab-stops/>
      </style:paragraph-properties>
    </style:style>
    <style:style style:name="Einrueck_20_1_20_-a" style:display-name="Einrueck 1 -a" style:family="paragraph" style:parent-style-name="Einrueck_20_1">
      <style:paragraph-properties fo:margin-top="0cm" fo:margin-bottom="0.21cm"/>
    </style:style>
    <style:style style:name="Einrueck_20_1_20_aa" style:display-name="Einrueck 1 aa" style:family="paragraph" style:parent-style-name="Einrueck_20_1">
      <style:paragraph-properties fo:margin-top="0.203cm" fo:margin-bottom="0.203cm"/>
    </style:style>
    <style:style style:name="Standard_20_f_20_a" style:display-name="Standard f a" style:family="paragraph" style:parent-style-name="Standard_20_f">
      <style:paragraph-properties fo:margin-top="0.406cm" fo:margin-bottom="0.203cm"/>
    </style:style>
    <style:style style:name="Standard_20_f_20_aa" style:display-name="Standard f aa" style:family="paragraph" style:parent-style-name="Standard_20_f_20_a">
      <style:paragraph-properties fo:margin-top="0.61cm" fo:margin-bottom="0.203cm"/>
    </style:style>
    <style:style style:name="Standard_20_Rahmen_20_a" style:display-name="Standard Rahmen a" style:family="paragraph" style:parent-style-name="Standard_20_Rahmen">
      <style:paragraph-properties fo:margin-top="0.203cm" fo:margin-bottom="0.203cm"/>
    </style:style>
    <style:style style:name="Prog_20_9_20_-1" style:display-name="Prog 9 -1" style:family="paragraph" style:parent-style-name="Prog_20_10_20_-1">
      <style:text-properties style:font-name="Courier New1" fo:font-size="9pt" fo:language="de" fo:country="AT" style:font-name-asian="Lucida Sans Unicode" style:font-name-complex="Tahoma"/>
    </style:style>
    <style:style style:name="Einrueck_20_1_20_3.." style:display-name="Einrueck 1 3.." style:family="paragraph" style:parent-style-name="Einrueck_20_1">
      <style:paragraph-properties>
        <style:tab-stops>
          <style:tab-stop style:position="2.023cm" style:leader-style="dotted" style:leader-text="."/>
        </style:tab-stops>
      </style:paragraph-properties>
    </style:style>
    <style:style style:name="Einrueck_20_2" style:display-name="Einrueck 2" style:family="paragraph" style:parent-style-name="Einrueck_20_2_20_-1">
      <style:paragraph-properties fo:margin="100%" fo:margin-left="2cm" fo:margin-right="0cm" fo:margin-top="0cm" fo:margin-bottom="0cm" fo:text-indent="0cm" style:auto-text-indent="false">
        <style:tab-stops>
          <style:tab-stop style:position="0cm"/>
        </style:tab-stops>
      </style:paragraph-properties>
    </style:style>
    <style:style style:name="Prog_20_8_20_-1" style:display-name="Prog 8 -1" style:family="paragraph" style:parent-style-name="Prog_20_9_20_-1" style:master-page-name="">
      <style:paragraph-properties style:page-number="auto"/>
      <style:text-properties fo:font-size="8pt"/>
    </style:style>
    <style:style style:name="Prog_20_9_20_grau" style:display-name="Prog 9 grau" style:family="paragraph" style:parent-style-name="Standard">
      <style:text-properties fo:color="#8b8b8b" style:font-name="Courier New2" fo:font-size="9pt" fo:background-color="#f7f7f9" style:font-size-asian="9pt" style:font-name-complex="Courier New2" style:font-size-complex="9pt"/>
    </style:style>
    <style:style style:name="Standard_20_f_20_k" style:display-name="Standard f k" style:family="paragraph" style:parent-style-name="Standard_20_f">
      <style:text-properties fo:font-style="italic" style:font-style-asian="italic" style:font-style-complex="italic"/>
    </style:style>
    <style:style style:name="Prog10_20_ohneRahmen" style:display-name="Prog10 ohneRahmen" style:family="paragraph" style:parent-style-name="Prog_20_10">
      <style:paragraph-properties fo:padding="0cm" fo:border="none" style:shadow="none"/>
    </style:style>
    <style:style style:name="Standard_20_z" style:display-name="Standard z" style:family="paragraph" style:parent-style-name="Standard">
      <style:paragraph-properties fo:text-align="center" style:justify-single-word="false"/>
    </style:style>
    <style:style style:name="Programmcode_20_10" style:display-name="Programmcode 10" style:family="paragraph" style:parent-style-name="Standard">
      <style:paragraph-properties fo:text-align="start" style:justify-single-word="false"/>
      <style:text-properties style:font-name="Courier New2" fo:font-size="10pt" style:font-size-asian="10pt"/>
    </style:style>
    <style:style style:name="Standard_20_10" style:display-name="Standard 10" style:family="paragraph" style:parent-style-name="Standard">
      <style:text-properties fo:font-size="10pt" style:font-size-asian="10pt" style:font-size-complex="10pt"/>
    </style:style>
    <style:style style:name="Standard_20_10_20_a" style:display-name="Standard 10 a" style:family="paragraph" style:parent-style-name="Standard_20_10">
      <style:paragraph-properties fo:margin="100%" fo:margin-left="0.377cm" fo:margin-right="0cm" fo:margin-top="0cm" fo:margin-bottom="0cm" fo:text-align="start" style:justify-single-word="false" fo:text-indent="-0.377cm" style:auto-text-indent="false">
        <style:tab-stops/>
      </style:paragraph-properties>
    </style:style>
    <style:style style:name="Standard_20_8" style:display-name="Standard 8" style:family="paragraph" style:parent-style-name="Standard">
      <style:text-properties fo:font-size="8pt" style:font-size-asian="7pt" style:font-size-complex="8pt"/>
    </style:style>
    <style:style style:name="Programmcode_20_8" style:display-name="Programmcode 8" style:family="paragraph" style:parent-style-name="Programmcode_20_10">
      <style:paragraph-properties style:snap-to-layout-grid="false"/>
      <style:text-properties fo:font-size="8pt" style:font-size-asian="8pt" style:font-size-complex="8pt"/>
    </style:style>
    <style:style style:name="Prog_20_12" style:display-name="Prog 12" style:family="paragraph" style:parent-style-name="Prog_20_10" style:master-page-name="">
      <style:paragraph-properties style:page-number="auto" fo:padding="0cm" fo:border="none" style:shadow="none"/>
      <style:text-properties fo:font-size="12pt"/>
    </style:style>
    <style:style style:name="Einrueck_20_1_20_xa" style:display-name="Einrueck 1 xa" style:family="paragraph" style:parent-style-name="Einrueck_20_1">
      <style:paragraph-properties fo:margin-top="0.21cm" fo:margin-bottom="0cm"/>
    </style:style>
    <style:style style:name="Einrueck_20_1_20_-1" style:display-name="Einrueck 1 -1" style:family="paragraph" style:parent-style-name="Einrueck_20_1_20_-1_20__3e_" style:master-page-name="">
      <style:paragraph-properties fo:margin-top="0cm" fo:margin-bottom="0cm" style:page-number="auto">
        <style:tab-stops>
          <style:tab-stop style:position="0.99cm" style:leader-style="dotted" style:leader-text="."/>
        </style:tab-stops>
      </style:paragraph-properties>
    </style:style>
    <style:style style:name="Einrueck_20_3_20_-3" style:display-name="Einrueck 3 -3" style:family="paragraph" style:parent-style-name="Einrueck_20_2_20_-2">
      <style:paragraph-properties fo:margin="100%" fo:margin-left="3cm" fo:margin-right="0cm" fo:margin-top="0cm" fo:margin-bottom="0cm" fo:text-indent="-3cm" style:auto-text-indent="false">
        <style:tab-stops>
          <style:tab-stop style:position="1.99cm"/>
        </style:tab-stops>
      </style:paragraph-properties>
    </style:style>
    <style:style style:name="Einrueck_20_1_20_a" style:display-name="Einrueck 1 a" style:family="paragraph" style:parent-style-name="Einrueck_20_1">
      <style:paragraph-properties fo:margin-top="0.21cm" fo:margin-bottom="0cm"/>
    </style:style>
    <style:style style:name="Prog_20_7_20_-1" style:display-name="Prog 7 -1" style:family="paragraph" style:parent-style-name="Prog_20_8_20_-1">
      <style:text-properties fo:font-size="7pt" fo:font-weight="normal" style:font-size-asian="7pt" style:font-weight-asian="normal" style:font-size-complex="7pt" style:font-weight-complex="normal"/>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Arial_20_2" style:display-name="Arial 2" style:family="paragraph" style:parent-style-name="Standard" style:list-style-name="">
      <style:paragraph-properties fo:margin="100%" fo:margin-left="2cm" fo:margin-right="0cm" fo:margin-top="0cm" fo:margin-bottom="0cm" fo:text-align="start" style:justify-single-word="false" fo:text-indent="-2cm" style:auto-text-indent="false" style:text-autospace="none">
        <style:tab-stops>
          <style:tab-stop style:position="2cm"/>
        </style:tab-stops>
      </style:paragraph-properties>
      <style:text-properties style:font-name="Arial" fo:font-size="10pt" style:font-name-asian="FrutigerLTPro-LightCn" style:font-size-asian="10pt" style:font-name-complex="FrutigerLTPro-LightCn" style:font-size-complex="10pt"/>
    </style:style>
    <style:style style:name="Arial_20_2f" style:display-name="Arial 2f" style:family="paragraph" style:parent-style-name="Arial_20_2">
      <style:paragraph-properties fo:margin="100%" fo:margin-left="0cm" fo:margin-right="0cm" fo:margin-top="0.499cm" fo:margin-bottom="0.101cm" fo:text-indent="0cm" style:auto-text-indent="false"/>
      <style:text-properties fo:font-weight="bold" style:font-weight-asian="bold" style:font-weight-complex="bold"/>
    </style:style>
    <style:style style:name="Arial_20_12f" style:display-name="Arial 12f" style:family="paragraph" style:parent-style-name="Arial_20_2f">
      <style:paragraph-properties fo:margin-top="0.21cm" fo:margin-bottom="0.101cm"/>
      <style:text-properties fo:font-size="12pt" style:font-size-asian="12pt" style:font-size-complex="12pt"/>
    </style:style>
    <style:style style:name="Standard_20_11" style:display-name="Standard 11" style:family="paragraph" style:parent-style-name="Standard">
      <style:text-properties fo:font-size="11pt" style:font-size-asian="11pt" style:font-size-complex="11pt"/>
    </style:style>
    <style:style style:name="Standard_20_10.5" style:display-name="Standard 10.5" style:family="paragraph" style:parent-style-name="Standard">
      <style:text-properties fo:font-size="10.5pt" style:font-size-asian="10.5pt" style:font-size-complex="10.5pt"/>
    </style:style>
    <style:style style:name="Standard_20__7b__23__7d_" style:display-name="Standard {#}" style:family="paragraph" style:parent-style-name="Standard_20__5b__23__5d_">
      <style:paragraph-properties fo:margin-top="0cm" fo:margin-bottom="0.199cm"/>
    </style:style>
    <style:style style:name="Standard_20_-a" style:display-name="Standard -a" style:family="paragraph" style:parent-style-name="Standard">
      <style:paragraph-properties fo:margin-top="0cm" fo:margin-bottom="0.21cm"/>
    </style:style>
    <style:style style:name="Prog_20_8_20_-1_20_gelb" style:display-name="Prog 8 -1 gelb" style:family="paragraph" style:parent-style-name="Prog_20_8_20_-1">
      <style:paragraph-properties fo:background-color="#ffffcc">
        <style:background-image/>
      </style:paragraph-properties>
    </style:style>
    <style:style style:name="Prog_20_10_20_ohne" style:display-name="Prog 10 ohne" style:family="paragraph" style:parent-style-name="Prog_20_10">
      <style:paragraph-properties fo:padding="0cm" fo:border="none" style:shadow="none"/>
    </style:style>
    <style:style style:name="Prog_20_9_20_ohne" style:display-name="Prog 9 ohne" style:family="paragraph" style:parent-style-name="Prog_20_10_20_ohne">
      <style:text-properties fo:font-size="9pt"/>
    </style:style>
    <style:style style:name="Standard_20_L" style:display-name="Standard L" style:family="paragraph" style:parent-style-name="Standard">
      <style:paragraph-properties style:line-height-at-least="0.388cm" fo:text-align="start" style:justify-single-word="false">
        <style:tab-stops>
          <style:tab-stop style:position="0cm"/>
          <style:tab-stop style:position="1cm"/>
          <style:tab-stop style:position="16.004cm" style:type="right"/>
        </style:tab-stops>
      </style:paragraph-properties>
    </style:style>
    <style:style style:name="Standard_20_L_20__28__29_" style:display-name="Standard L ()" style:family="paragraph" style:parent-style-name="Standard_20_L">
      <style:paragraph-properties fo:margin-top="0.212cm" fo:margin-bottom="0cm" fo:hyphenation-ladder-count="no-limit">
        <style:tab-stops>
          <style:tab-stop style:position="0cm"/>
          <style:tab-stop style:position="1cm"/>
          <style:tab-stop style:position="6.001cm"/>
          <style:tab-stop style:position="16.004cm" style:type="right"/>
        </style:tab-stops>
      </style:paragraph-properties>
      <style:text-properties fo:hyphenate="false" fo:hyphenation-remain-char-count="2" fo:hyphenation-push-char-count="2"/>
    </style:style>
    <style:style style:name="Standard_20__28__23__29_" style:display-name="Standard (#)" style:family="paragraph" style:parent-style-name="Standard_20_L_20__28__29_" style:list-style-name="LFO5">
      <style:paragraph-properties fo:margin-top="0cm" fo:margin-bottom="0cm" fo:text-align="start" style:justify-single-word="false" fo:hyphenation-ladder-count="no-limit" fo:background-color="transparent">
        <style:background-image/>
      </style:paragraph-properties>
      <style:text-properties fo:hyphenate="false" fo:hyphenation-remain-char-count="2" fo:hyphenation-push-char-count="2"/>
    </style:style>
    <style:style style:name="Standard_20__28__23__29__20_a" style:display-name="Standard (#) a" style:family="paragraph" style:parent-style-name="Standard_20__28__23__29_">
      <style:paragraph-properties fo:margin-top="0cm" fo:margin-bottom="0.21cm"/>
    </style:style>
    <style:style style:name="Standard_20__28__23__29__20_aa" style:display-name="Standard (#) aa" style:family="paragraph" style:parent-style-name="Standard_20__28__23__29__20_a">
      <style:paragraph-properties fo:margin-top="0.21cm" fo:margin-bottom="0.21cm"/>
    </style:style>
    <style:style style:name="Standard_20__28__23__29__20_a-" style:display-name="Standard (#) a-" style:family="paragraph" style:parent-style-name="Standard_20__28__23__29__20_aa">
      <style:paragraph-properties fo:margin-top="0.21cm" fo:margin-bottom="0cm"/>
    </style:style>
    <style:style style:name="Standard_20_11_20_C" style:display-name="Standard 11 C" style:family="paragraph" style:parent-style-name="Standard_20_11">
      <style:text-properties style:font-name="Courier New1"/>
    </style:style>
    <style:style style:name="Einrueck_20_1_20_-1_20__3e_" style:display-name="Einrueck 1 -1 &gt;" style:family="paragraph" style:parent-style-name="Einrueck_20_1_20_-1_20_o">
      <style:paragraph-properties fo:margin-top="0cm" fo:margin-bottom="0.101cm">
        <style:tab-stops>
          <style:tab-stop style:position="1cm"/>
        </style:tab-stops>
      </style:paragraph-properties>
    </style:style>
    <style:style style:name="Standard_20_f_20_-a" style:display-name="Standard f -a" style:family="paragraph" style:parent-style-name="Standard_20_f_20_a">
      <style:paragraph-properties fo:margin-top="0.409cm" fo:margin-bottom="0cm"/>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Prog_20_10_20_-2" style:display-name="Prog 10 -2" style:family="paragraph" style:parent-style-name="Prog_20_10_20_-1">
      <style:paragraph-properties fo:margin="100%" fo:margin-left="2cm" fo:margin-right="0cm" fo:margin-top="0cm" fo:margin-bottom="0cm" fo:text-indent="0cm" style:auto-text-indent="false" fo:padding="0.049cm" fo:border="0.018cm solid #000000" style:shadow="none">
        <style:tab-stops/>
      </style:paragraph-properties>
    </style:style>
    <style:style style:name="Programmcode_20_9" style:display-name="Programmcode 9" style:family="paragraph" style:parent-style-name="Standard">
      <style:paragraph-properties fo:line-height="100%" fo:text-align="start" style:justify-single-word="false"/>
      <style:text-properties style:font-name="Courier New2" fo:font-size="9pt" fo:letter-spacing="0.018cm" style:font-size-asian="9pt" style:font-name-complex="Courier New2"/>
    </style:style>
    <style:style style:name="Standard_20_9_20_L" style:display-name="Standard 9 L" style:family="paragraph" style:parent-style-name="Standard">
      <style:paragraph-properties fo:text-align="start" style:justify-single-word="false"/>
      <style:text-properties fo:font-size="9pt" fo:letter-spacing="0.018cm" style:font-size-asian="9pt"/>
    </style:style>
    <style:style style:name="Standard_20_f_20_Courier" style:display-name="Standard f Courier" style:family="paragraph" style:parent-style-name="Standard_20_f">
      <style:text-properties style:font-name="Courier New1"/>
    </style:style>
    <style:style style:name="Prog_20_10_20_ohneR" style:display-name="Prog 10 ohneR" style:family="paragraph" style:parent-style-name="Prog_20_10">
      <style:paragraph-properties fo:padding="0cm" fo:border="none" style:shadow="none"/>
    </style:style>
    <style:style style:name="Prog_20_9_20_ohneR" style:display-name="Prog 9 ohneR" style:family="paragraph" style:parent-style-name="Prog_20_10_20_ohneR">
      <style:text-properties fo:font-size="9pt" style:font-size-asian="9pt" style:font-size-complex="9pt"/>
    </style:style>
    <style:style style:name="Prog_20_8_20_ohneR" style:display-name="Prog 8 ohneR" style:family="paragraph" style:parent-style-name="Prog_20_9_20_ohneR">
      <style:text-properties fo:font-size="8pt" style:font-size-asian="8pt" style:font-size-complex="8pt"/>
    </style:style>
    <style:style style:name="Prog_20_8_20_ohneR_20_gelb" style:display-name="Prog 8 ohneR gelb" style:family="paragraph" style:parent-style-name="Prog_20_8_20_ohneR">
      <style:paragraph-properties fo:background-color="#ffffcc">
        <style:background-image/>
      </style:paragraph-properties>
    </style:style>
    <style:style style:name="Standard_20_o_20_-a" style:display-name="Standard o -a" style:family="paragraph" style:parent-style-name="Standard_20_o">
      <style:paragraph-properties fo:margin-top="0cm" fo:margin-bottom="0.42cm">
        <style:tab-stops/>
      </style:paragraph-properties>
    </style:style>
    <style:style style:name="Einrueck_20_2_20_-2_20_.." style:display-name="Einrueck 2 -2 .." style:family="paragraph" style:parent-style-name="Einrueck_20_2_20_-2">
      <style:paragraph-properties>
        <style:tab-stops>
          <style:tab-stop style:position="-2cm" style:type="right" style:leader-style="dotted" style:leader-text="."/>
          <style:tab-stop style:position="-0.011cm" style:leader-style="dotted" style:leader-text="."/>
        </style:tab-stops>
      </style:paragraph-properties>
    </style:style>
    <style:style style:name="Einrueck_20_1_20_-1_20_.." style:display-name="Einrueck 1 -1 .." style:family="paragraph" style:parent-style-name="Einrueck_20_1_20_-1">
      <style:paragraph-properties>
        <style:tab-stops>
          <style:tab-stop style:position="-0.025cm" style:leader-style="dotted" style:leader-text="."/>
        </style:tab-stops>
      </style:paragraph-properties>
    </style:style>
    <style:style style:name="Standard_20_3.." style:display-name="Standard 3.." style:family="paragraph" style:parent-style-name="Standard_20_2..">
      <style:paragraph-properties>
        <style:tab-stops>
          <style:tab-stop style:position="2.974cm"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2.13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3.13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4.1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6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5.1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636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4cm" fo:margin-left="0.4cm"/>
        </style:list-level-properties>
        <style:text-properties style:font-name="Wingdings"/>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4cm" fo:margin-left="0.801cm"/>
        </style:list-level-properties>
        <style:text-properties style:font-name="Wingdings"/>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4cm" fo:margin-left="1.199cm"/>
        </style:list-level-properties>
        <style:text-properties style:font-name="Wingdings"/>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4cm" fo:margin-left="1.6cm"/>
        </style:list-level-properties>
        <style:text-properties style:font-name="Wingdings"/>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4cm" fo:margin-left="2cm"/>
        </style:list-level-properties>
        <style:text-properties style:font-name="Wingdings"/>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4cm" fo:margin-left="2.401cm"/>
        </style:list-level-properties>
        <style:text-properties style:font-name="Wingdings"/>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4cm" fo:margin-left="2.799cm"/>
        </style:list-level-properties>
        <style:text-properties style:font-name="Wingdings"/>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4cm" fo:margin-left="3.2cm"/>
        </style:list-level-properties>
        <style:text-properties style:font-name="Wingdings"/>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4cm" fo:margin-left="3.6cm"/>
        </style:list-level-properties>
        <style:text-properties style:font-name="Wingdings"/>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4cm" fo:margin-left="4.001cm"/>
        </style:list-level-properties>
        <style:text-properties style:font-name="Wingdings"/>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LFO5" text:consecutive-numbering="true">
      <text:list-level-style-number text:level="1" style:num-prefix="(" style:num-suffix=")" style:num-format="1">
        <style:list-level-properties text:min-label-width="1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999cm" style:type="right"/>
        </style:tab-stops>
      </style:paragraph-properties>
      <style:text-properties fo:font-size="10pt" fo:language="de" fo:country="AT" style:font-size-asian="10pt" style:font-size-complex="10pt"/>
    </style:style>
    <style:style style:name="MP2" style:family="paragraph" style:parent-style-name="Footer">
      <style:paragraph-properties>
        <style:tab-stops>
          <style:tab-stop style:position="16.999cm" style:type="right"/>
        </style:tab-stops>
      </style:paragraph-properties>
      <style:text-properties style:font-name="Arial" fo:font-size="9pt" fo:language="de" fo:country="AT" style:font-size-asian="9pt" style:font-size-complex="9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1 mini: DIO578-Shield<text:tab/>Seite <text:page-number text:select-page="current">5</text:page-number> von <text:page-count>5</text:page-count></text:p>
      </style:header>
      <style:footer>
        <text:p text:style-name="MP2"><text:file-name text:display="name-and-extension">D1mini_DIO578_180827.odt</text:file-name><text:tab/><text:modification-date style:data-style-name="N36">28.08.2018</text:modification-date></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01T06:40:51.27</meta:creation-date>
    <meta:editing-duration>P5DT18H52S</meta:editing-duration>
    <meta:editing-cycles>561</meta:editing-cycles>
    <meta:generator>OpenOffice/4.1.0$Win32 OpenOffice.org_project/410m18$Build-9764</meta:generator>
    <dc:date>2018-08-28T13:16:07.81</dc:date>
    <dc:creator>Karl Hartinger</dc:creator>
    <meta:printed-by>Karl Hartinger</meta:printed-by>
    <meta:print-date>2017-01-06T18:21:57.38</meta:print-date>
    <meta:document-statistic meta:table-count="5" meta:image-count="2" meta:object-count="1" meta:page-count="5" meta:paragraph-count="120" meta:word-count="609" meta:character-count="440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3cm" svg:stroke-color="#ffff00" draw:marker-start-width="0.395cm" draw:marker-end-width="0.395cm" draw:fill="none" draw:opacity="0%" draw:textarea-horizontal-align="justify" draw:textarea-vertical-align="middle" draw:auto-grow-height="false" fo:min-height="0cm" fo:min-width="0cm" fo:padding-top="0.14cm" fo:padding-bottom="0.14cm" fo:padding-left="0.265cm" fo:padding-right="0.265cm" draw:shadow-opacity="0%"/>
    </style:style>
    <style:style style:name="gr2" style:family="graphic" style:parent-style-name="standard">
      <style:graphic-properties draw:fill-color="#ccffff" draw:opacity="50%" draw:textarea-horizontal-align="center" draw:textarea-vertical-align="middle" draw:shadow-opacity="50%"/>
    </style:style>
    <style:style style:name="gr3" style:family="graphic" style:parent-style-name="standard">
      <style:graphic-properties svg:stroke-width="0.03cm" svg:stroke-color="#c0c0c0" draw:marker-start-width="0.37cm" draw:marker-end-width="0.37cm" draw:fill-color="#ccffff" draw:opacity="50%" draw:textarea-horizontal-align="center" draw:textarea-vertical-align="middle" fo:padding-top="0.14cm" fo:padding-bottom="0.14cm" fo:padding-left="0.265cm" fo:padding-right="0.265cm" draw:shadow-opacity="50%"/>
    </style:style>
    <style:style style:name="gr4" style:family="graphic" style:parent-style-name="standard">
      <style:graphic-properties svg:stroke-width="0.03cm" draw:marker-start-width="0.35cm" draw:marker-end-width="0.35cm" draw:fill-color="#ffffff" draw:opacity="100%" draw:textarea-horizontal-align="center" draw:textarea-vertical-align="middle" fo:padding-top="0.14cm" fo:padding-bottom="0.14cm" fo:padding-left="0.265cm" fo:padding-right="0.265cm" draw:shadow-opacity="100%"/>
    </style:style>
    <style:style style:name="gr5" style:family="graphic" style:parent-style-name="standard">
      <style:graphic-properties svg:stroke-width="0.03cm" draw:marker-start-width="0.35cm" draw:marker-end-width="0.35cm" draw:fill-color="#ff0000" draw:opacity="100%" draw:textarea-horizontal-align="center" draw:textarea-vertical-align="middle" fo:padding-top="0.14cm" fo:padding-bottom="0.14cm" fo:padding-left="0.265cm" fo:padding-right="0.265cm" draw:shadow-opacity="100%"/>
    </style:style>
    <style:style style:name="gr6" style:family="graphic" style:parent-style-name="standard">
      <style:graphic-properties draw:fill-color="#c0c0c0" draw:opacity="50%" draw:textarea-horizontal-align="center" draw:textarea-vertical-align="middle" draw:shadow-opacity="50%"/>
    </style:style>
    <style:style style:name="gr7" style:family="graphic" style:parent-style-name="standard">
      <style:graphic-properties draw:fill-color="#00ff00" draw:textarea-horizontal-align="justify" draw:textarea-vertical-align="middle" draw:auto-grow-height="false" fo:min-height="0cm" fo:min-width="0cm"/>
    </style:style>
    <style:style style:name="gr8" style:family="graphic" style:parent-style-name="objectwithoutfill">
      <style:graphic-properties svg:stroke-width="0.07cm" draw:marker-start-width="0.515cm" draw:marker-end-width="0.515cm" draw:fill="none" draw:textarea-horizontal-align="center" draw:textarea-vertical-align="middle" fo:padding-top="0.16cm" fo:padding-bottom="0.16cm" fo:padding-left="0.285cm" fo:padding-right="0.285cm"/>
    </style:style>
    <style:style style:name="gr9" style:family="graphic" style:parent-style-name="standard">
      <style:graphic-properties svg:stroke-width="0.03cm" draw:marker-start-width="0.35cm" draw:marker-end-width="0.35cm" draw:fill-color="#666666" draw:opacity="100%" draw:textarea-horizontal-align="center" draw:textarea-vertical-align="middle" fo:padding-top="0.14cm" fo:padding-bottom="0.14cm" fo:padding-left="0.265cm" fo:padding-right="0.265cm" draw:shadow-opacity="100%"/>
    </style:style>
    <style:style style:name="gr10" style:family="graphic" style:parent-style-name="standard">
      <style:graphic-properties draw:fill-color="#333333" draw:textarea-horizontal-align="justify" draw:textarea-vertical-align="middle" draw:auto-grow-height="false" fo:min-height="0cm" fo:min-width="0cm"/>
    </style:style>
    <style:style style:name="gr11" style:family="graphic" style:parent-style-name="objectwithoutfill">
      <style:graphic-properties svg:stroke-width="0.07cm" draw:marker-start-width="0.515cm" draw:marker-end-width="0.515cm" draw:stroke-linejoin="none" svg:stroke-linecap="square" draw:fill="none" draw:textarea-horizontal-align="center" draw:textarea-vertical-align="middle" fo:padding-top="0.16cm" fo:padding-bottom="0.16cm" fo:padding-left="0.285cm" fo:padding-right="0.285cm"/>
    </style:style>
    <style:style style:name="gr12" style:family="graphic" style:parent-style-name="standard">
      <style:graphic-properties draw:fill-color="#ffff00" draw:textarea-horizontal-align="center" draw:textarea-vertical-align="middle"/>
    </style:style>
    <style:style style:name="gr13" style:family="graphic" style:parent-style-name="objectwithoutfill">
      <style:graphic-properties svg:stroke-width="0.07cm" svg:stroke-color="#808080" draw:marker-start-width="0.515cm" draw:marker-end-width="0.515cm" draw:fill="none" draw:textarea-horizontal-align="center" draw:textarea-vertical-align="middle" fo:padding-top="0.16cm" fo:padding-bottom="0.16cm" fo:padding-left="0.285cm" fo:padding-right="0.285cm"/>
    </style:style>
    <style:style style:name="P1" style:family="paragraph">
      <style:paragraph-properties fo:text-align="center"/>
    </style:style>
    <style:style style:name="P2" style:family="paragraph">
      <style:text-properties fo:font-size="10pt"/>
    </style:style>
    <style:style style:name="T1"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8cm" svg:height="5.8cm" svg:x="0.015cm" svg:y="0.015cm">
            <text:p/>
            <draw:enhanced-geometry svg:viewBox="0 0 21600 21600" draw:type="rectangle" draw:enhanced-path="M 0 0 L 21600 0 21600 21600 0 21600 0 0 Z N"/>
          </draw:custom-shape>
          <draw:g>
            <draw:frame draw:style-name="Widerstandswert" draw:layer="layout" svg:width="0.9cm" svg:height="0.597cm" svg:x="0.315cm" svg:y="3.722cm">
              <draw:text-box>
                <text:p>3V3</text:p>
              </draw:text-box>
            </draw:frame>
            <draw:frame draw:style-name="Widerstandswert" draw:layer="layout" svg:width="0.7cm" svg:height="0.597cm" svg:x="0.315cm" svg:y="3.323cm">
              <draw:text-box>
                <text:p>D8</text:p>
              </draw:text-box>
            </draw:frame>
            <draw:frame draw:style-name="Widerstandswert" draw:layer="layout" svg:width="0.7cm" svg:height="0.597cm" svg:x="0.315cm" svg:y="2.924cm">
              <draw:text-box>
                <text:p>D7</text:p>
              </draw:text-box>
            </draw:frame>
            <draw:frame draw:style-name="Widerstandswert" draw:layer="layout" svg:width="0.7cm" svg:height="0.597cm" svg:x="0.315cm" svg:y="2.523cm">
              <draw:text-box>
                <text:p>D6</text:p>
              </draw:text-box>
            </draw:frame>
            <draw:frame draw:style-name="Widerstandswert" draw:layer="layout" svg:width="0.7cm" svg:height="0.597cm" svg:x="0.315cm" svg:y="2.124cm">
              <draw:text-box>
                <text:p>D5</text:p>
              </draw:text-box>
            </draw:frame>
            <draw:frame draw:style-name="Widerstandswert" draw:layer="layout" svg:width="0.9cm" svg:height="0.597cm" svg:x="0.315cm" svg:y="0.923cm">
              <draw:text-box>
                <text:p>RST</text:p>
              </draw:text-box>
            </draw:frame>
            <draw:frame draw:style-name="Widerstandswert" draw:layer="layout" svg:width="0.7cm" svg:height="0.597cm" svg:x="0.315cm" svg:y="1.723cm">
              <draw:text-box>
                <text:p>D0</text:p>
              </draw:text-box>
            </draw:frame>
            <draw:frame draw:style-name="Widerstandswert" draw:layer="layout" svg:width="0.7cm" svg:height="0.597cm" svg:x="0.315cm" svg:y="1.324cm">
              <draw:text-box>
                <text:p>A0</text:p>
              </draw:text-box>
            </draw:frame>
            <draw:frame draw:style-name="Widerstandswert" draw:layer="layout" svg:width="0.9cm" svg:height="0.597cm" svg:x="5.315cm" svg:y="3.322cm">
              <draw:text-box>
                <text:p>GND</text:p>
              </draw:text-box>
            </draw:frame>
            <draw:frame draw:style-name="Widerstandswert" draw:layer="layout" svg:width="0.7cm" svg:height="0.597cm" svg:x="5.315cm" svg:y="2.923cm">
              <draw:text-box>
                <text:p>D4</text:p>
              </draw:text-box>
            </draw:frame>
            <draw:frame draw:style-name="Widerstandswert" draw:layer="layout" svg:width="0.7cm" svg:height="0.597cm" svg:x="5.315cm" svg:y="2.524cm">
              <draw:text-box>
                <text:p>D3</text:p>
              </draw:text-box>
            </draw:frame>
            <draw:frame draw:style-name="Widerstandswert" draw:layer="layout" svg:width="0.7cm" svg:height="0.597cm" svg:x="5.315cm" svg:y="2.123cm">
              <draw:text-box>
                <text:p>D2</text:p>
              </draw:text-box>
            </draw:frame>
            <draw:frame draw:style-name="Widerstandswert" draw:layer="layout" svg:width="0.7cm" svg:height="0.597cm" svg:x="5.315cm" svg:y="1.724cm">
              <draw:text-box>
                <text:p>D1</text:p>
              </draw:text-box>
            </draw:frame>
            <draw:frame draw:style-name="Widerstandswert" draw:layer="layout" svg:width="0.7cm" svg:height="0.597cm" svg:x="5.315cm" svg:y="1.323cm">
              <draw:text-box>
                <text:p>RX</text:p>
              </draw:text-box>
            </draw:frame>
            <draw:frame draw:style-name="Widerstandswert" draw:layer="layout" svg:width="0.7cm" svg:height="0.597cm" svg:x="5.315cm" svg:y="0.924cm">
              <draw:text-box>
                <text:p>TX</text:p>
              </draw:text-box>
            </draw:frame>
            <draw:frame draw:style-name="Widerstandswert" draw:layer="layout" svg:width="0.7cm" svg:height="0.597cm" svg:x="5.315cm" svg:y="3.724cm">
              <draw:text-box>
                <text:p>5V</text:p>
              </draw:text-box>
            </draw:frame>
            <draw:frame draw:style-name="Widerstandswert" draw:layer="layout" svg:width="0.9cm" svg:height="0.597cm" svg:x="6.115cm" svg:y="2.123cm">
              <draw:text-box>
                <text:p>SDA</text:p>
              </draw:text-box>
            </draw:frame>
            <draw:frame draw:style-name="Widerstandswert" draw:layer="layout" svg:width="0.9cm" svg:height="0.597cm" svg:x="6.115cm" svg:y="1.724cm">
              <draw:text-box>
                <text:p>SCL</text:p>
              </draw:text-box>
            </draw:frame>
            <draw:frame draw:style-name="Widerstandswert" draw:layer="layout" svg:width="1.7cm" svg:height="0.597cm" svg:x="6.115cm" svg:y="2.923cm">
              <draw:text-box>
                <text:p>Blaue LED</text:p>
              </draw:text-box>
            </draw:frame>
            <draw:frame draw:style-name="Widerstandswert" draw:layer="layout" svg:width="1.5cm" svg:height="0.597cm" svg:x="6.115cm" svg:y="2.524cm">
              <draw:text-box>
                <text:p>1-Button</text:p>
              </draw:text-box>
            </draw:frame>
            <draw:g>
              <draw:polygon draw:style-name="gr2" draw:text-style-name="P1" draw:layer="layout" svg:width="3.999cm" svg:height="4.399cm" svg:x="1.215cm" svg:y="1.017cm" svg:viewBox="0 0 4000 4400" draw:points="4000,4400 400,4400 400,3200 0,3200 0,0 4000,0">
                <text:p/>
              </draw:polygon>
              <draw:polyline draw:style-name="gr3" draw:text-style-name="P1" draw:layer="layout" svg:width="0.399cm" svg:height="3.199cm" svg:x="2.015cm" svg:y="1.017cm" svg:viewBox="0 0 400 3200" draw:points="0,3200 400,3200 400,0">
                <text:p/>
              </draw:polyline>
              <draw:polyline draw:style-name="gr3" draw:text-style-name="P1" draw:layer="layout" svg:width="0.799cm" svg:height="3.199cm" svg:x="4.015cm" svg:y="1.017cm" svg:viewBox="0 0 800 3200" draw:points="800,3200 0,3200 0,0">
                <text:p/>
              </draw:polyline>
              <draw:circle draw:style-name="gr4" draw:text-style-name="P1" draw:layer="layout" svg:width="0.2cm" svg:height="0.2cm" svg:x="4.915cm" svg:y="1.117cm">
                <text:p/>
              </draw:circle>
              <draw:circle draw:style-name="gr4" draw:text-style-name="P1" draw:layer="layout" svg:width="0.2cm" svg:height="0.2cm" svg:x="4.915cm" svg:y="1.517cm">
                <text:p/>
              </draw:circle>
              <draw:circle draw:style-name="gr4" draw:text-style-name="P1" draw:layer="layout" svg:width="0.2cm" svg:height="0.2cm" svg:x="4.915cm" svg:y="1.917cm">
                <text:p/>
              </draw:circle>
              <draw:circle draw:style-name="gr4" draw:text-style-name="P1" draw:layer="layout" svg:width="0.2cm" svg:height="0.2cm" svg:x="4.915cm" svg:y="2.317cm">
                <text:p/>
              </draw:circle>
              <draw:circle draw:style-name="gr4" draw:text-style-name="P1" draw:layer="layout" svg:width="0.2cm" svg:height="0.2cm" svg:x="4.915cm" svg:y="2.717cm">
                <text:p/>
              </draw:circle>
              <draw:circle draw:style-name="gr4" draw:text-style-name="P1" draw:layer="layout" svg:width="0.2cm" svg:height="0.2cm" svg:x="4.915cm" svg:y="3.117cm">
                <text:p/>
              </draw:circle>
              <draw:circle draw:style-name="gr4" draw:text-style-name="P1" draw:layer="layout" svg:width="0.2cm" svg:height="0.2cm" svg:x="4.915cm" svg:y="3.517cm">
                <text:p/>
              </draw:circle>
              <draw:circle draw:style-name="gr4" draw:text-style-name="P1" draw:layer="layout" svg:width="0.2cm" svg:height="0.2cm" svg:x="4.915cm" svg:y="3.917cm">
                <text:p/>
              </draw:circle>
              <draw:circle draw:style-name="gr4" draw:text-style-name="P1" draw:layer="layout" svg:width="0.2cm" svg:height="0.2cm" svg:x="1.315cm" svg:y="1.117cm">
                <text:p/>
              </draw:circle>
              <draw:circle draw:style-name="gr4" draw:text-style-name="P1" draw:layer="layout" svg:width="0.2cm" svg:height="0.2cm" svg:x="1.315cm" svg:y="1.517cm">
                <text:p/>
              </draw:circle>
              <draw:circle draw:style-name="gr4" draw:text-style-name="P1" draw:layer="layout" svg:width="0.2cm" svg:height="0.2cm" svg:x="1.315cm" svg:y="1.917cm">
                <text:p/>
              </draw:circle>
              <draw:circle draw:style-name="gr4" draw:text-style-name="P1" draw:layer="layout" svg:width="0.2cm" svg:height="0.2cm" svg:x="1.315cm" svg:y="2.317cm">
                <text:p/>
              </draw:circle>
              <draw:circle draw:style-name="gr4" draw:text-style-name="P1" draw:layer="layout" svg:width="0.2cm" svg:height="0.2cm" svg:x="1.315cm" svg:y="2.717cm">
                <text:p/>
              </draw:circle>
              <draw:circle draw:style-name="gr4" draw:text-style-name="P1" draw:layer="layout" svg:width="0.2cm" svg:height="0.2cm" svg:x="1.315cm" svg:y="3.117cm">
                <text:p/>
              </draw:circle>
              <draw:circle draw:style-name="gr4" draw:text-style-name="P1" draw:layer="layout" svg:width="0.2cm" svg:height="0.2cm" svg:x="1.315cm" svg:y="3.517cm">
                <text:p/>
              </draw:circle>
              <draw:circle draw:style-name="gr4" draw:text-style-name="P1" draw:layer="layout" svg:width="0.2cm" svg:height="0.2cm" svg:x="1.315cm" svg:y="3.917cm">
                <text:p/>
              </draw:circle>
              <draw:circle draw:style-name="gr4" draw:text-style-name="P1" draw:layer="layout" svg:width="0.2cm" svg:height="0.2cm" svg:x="2.115cm" svg:y="1.117cm">
                <text:p/>
              </draw:circle>
              <draw:circle draw:style-name="gr4" draw:text-style-name="P1" draw:layer="layout" svg:width="0.2cm" svg:height="0.2cm" svg:x="2.115cm" svg:y="1.517cm">
                <text:p/>
              </draw:circle>
              <draw:circle draw:style-name="gr4" draw:text-style-name="P1" draw:layer="layout" svg:width="0.2cm" svg:height="0.2cm" svg:x="2.115cm" svg:y="1.917cm">
                <text:p/>
              </draw:circle>
              <draw:circle draw:style-name="gr4" draw:text-style-name="P1" draw:layer="layout" svg:width="0.2cm" svg:height="0.2cm" svg:x="2.115cm" svg:y="2.317cm">
                <text:p/>
              </draw:circle>
              <draw:circle draw:style-name="gr4" draw:text-style-name="P1" draw:layer="layout" svg:width="0.2cm" svg:height="0.2cm" svg:x="2.115cm" svg:y="2.717cm">
                <text:p/>
              </draw:circle>
              <draw:circle draw:style-name="gr4" draw:text-style-name="P1" draw:layer="layout" svg:width="0.2cm" svg:height="0.2cm" svg:x="2.115cm" svg:y="3.117cm">
                <text:p/>
              </draw:circle>
              <draw:circle draw:style-name="gr4" draw:text-style-name="P1" draw:layer="layout" svg:width="0.2cm" svg:height="0.2cm" svg:x="2.115cm" svg:y="3.517cm">
                <text:p/>
              </draw:circle>
              <draw:circle draw:style-name="gr4" draw:text-style-name="P1" draw:layer="layout" svg:width="0.2cm" svg:height="0.2cm" svg:x="2.115cm" svg:y="3.917cm">
                <text:p/>
              </draw:circle>
              <draw:circle draw:style-name="gr4" draw:text-style-name="P1" draw:layer="layout" svg:width="0.2cm" svg:height="0.2cm" svg:x="2.515cm" svg:y="4.717cm">
                <text:p/>
              </draw:circle>
              <draw:circle draw:style-name="gr4" draw:text-style-name="P1" draw:layer="layout" svg:width="0.2cm" svg:height="0.2cm" svg:x="2.515cm" svg:y="5.117cm">
                <text:p/>
              </draw:circle>
              <draw:circle draw:style-name="gr4" draw:text-style-name="P1" draw:layer="layout" svg:width="0.2cm" svg:height="0.2cm" svg:x="2.915cm" svg:y="4.717cm">
                <text:p/>
              </draw:circle>
              <draw:circle draw:style-name="gr4" draw:text-style-name="P1" draw:layer="layout" svg:width="0.2cm" svg:height="0.2cm" svg:x="2.915cm" svg:y="5.117cm">
                <text:p/>
              </draw:circle>
              <draw:circle draw:style-name="gr4" draw:text-style-name="P1" draw:layer="layout" svg:width="0.2cm" svg:height="0.2cm" svg:x="3.315cm" svg:y="4.717cm">
                <text:p/>
              </draw:circle>
              <draw:circle draw:style-name="gr4" draw:text-style-name="P1" draw:layer="layout" svg:width="0.2cm" svg:height="0.2cm" svg:x="3.315cm" svg:y="5.117cm">
                <text:p/>
              </draw:circle>
              <draw:circle draw:style-name="gr4" draw:text-style-name="P1" draw:layer="layout" svg:width="0.2cm" svg:height="0.2cm" svg:x="3.715cm" svg:y="4.717cm">
                <text:p/>
              </draw:circle>
              <draw:circle draw:style-name="gr4" draw:text-style-name="P1" draw:layer="layout" svg:width="0.2cm" svg:height="0.2cm" svg:x="3.715cm" svg:y="5.117cm">
                <text:p/>
              </draw:circle>
              <draw:circle draw:style-name="gr4" draw:text-style-name="P1" draw:layer="layout" svg:width="0.2cm" svg:height="0.2cm" svg:x="4.115cm" svg:y="4.317cm">
                <text:p/>
              </draw:circle>
              <draw:circle draw:style-name="gr4" draw:text-style-name="P1" draw:layer="layout" svg:width="0.2cm" svg:height="0.2cm" svg:x="4.115cm" svg:y="4.717cm">
                <text:p/>
              </draw:circle>
              <draw:circle draw:style-name="gr4" draw:text-style-name="P1" draw:layer="layout" svg:width="0.2cm" svg:height="0.2cm" svg:x="4.115cm" svg:y="5.117cm">
                <text:p/>
              </draw:circle>
              <draw:circle draw:style-name="gr4" draw:text-style-name="P1" draw:layer="layout" svg:width="0.2cm" svg:height="0.2cm" svg:x="4.515cm" svg:y="4.317cm">
                <text:p/>
              </draw:circle>
              <draw:circle draw:style-name="gr4" draw:text-style-name="P1" draw:layer="layout" svg:width="0.2cm" svg:height="0.2cm" svg:x="4.515cm" svg:y="4.717cm">
                <text:p/>
              </draw:circle>
              <draw:circle draw:style-name="gr4" draw:text-style-name="P1" draw:layer="layout" svg:width="0.2cm" svg:height="0.2cm" svg:x="4.515cm" svg:y="5.117cm">
                <text:p/>
              </draw:circle>
              <draw:circle draw:style-name="gr4" draw:text-style-name="P1" draw:layer="layout" svg:width="0.2cm" svg:height="0.2cm" svg:x="4.915cm" svg:y="4.717cm">
                <text:p/>
              </draw:circle>
              <draw:circle draw:style-name="gr4" draw:text-style-name="P1" draw:layer="layout" svg:width="0.2cm" svg:height="0.2cm" svg:x="4.915cm" svg:y="5.117cm">
                <text:p/>
              </draw:circle>
              <draw:circle draw:style-name="gr4" draw:text-style-name="P1" draw:layer="layout" svg:width="0.2cm" svg:height="0.2cm" svg:x="2.115cm" svg:y="4.317cm">
                <text:p/>
              </draw:circle>
              <draw:circle draw:style-name="gr4" draw:text-style-name="P1" draw:layer="layout" svg:width="0.2cm" svg:height="0.2cm" svg:x="2.115cm" svg:y="4.717cm">
                <text:p/>
              </draw:circle>
              <draw:circle draw:style-name="gr4" draw:text-style-name="P1" draw:layer="layout" svg:width="0.2cm" svg:height="0.2cm" svg:x="2.115cm" svg:y="5.117cm">
                <text:p/>
              </draw:circle>
              <draw:circle draw:style-name="gr4" draw:text-style-name="P1" draw:layer="layout" svg:width="0.2cm" svg:height="0.2cm" svg:x="1.715cm" svg:y="4.717cm">
                <text:p/>
              </draw:circle>
              <draw:circle draw:style-name="gr4" draw:text-style-name="P1" draw:layer="layout" svg:width="0.2cm" svg:height="0.2cm" svg:x="1.715cm" svg:y="5.117cm">
                <text:p/>
              </draw:circle>
              <draw:circle draw:style-name="gr4" draw:text-style-name="P1" draw:layer="layout" svg:width="0.2cm" svg:height="0.2cm" svg:x="2.515cm" svg:y="1.117cm">
                <text:p/>
              </draw:circle>
              <draw:circle draw:style-name="gr4" draw:text-style-name="P1" draw:layer="layout" svg:width="0.2cm" svg:height="0.2cm" svg:x="2.515cm" svg:y="1.517cm">
                <text:p/>
              </draw:circle>
              <draw:circle draw:style-name="gr4" draw:text-style-name="P1" draw:layer="layout" svg:width="0.2cm" svg:height="0.2cm" svg:x="2.515cm" svg:y="1.917cm">
                <text:p/>
              </draw:circle>
              <draw:circle draw:style-name="gr4" draw:text-style-name="P1" draw:layer="layout" svg:width="0.2cm" svg:height="0.2cm" svg:x="2.515cm" svg:y="2.317cm">
                <text:p/>
              </draw:circle>
              <draw:circle draw:style-name="gr4" draw:text-style-name="P1" draw:layer="layout" svg:width="0.2cm" svg:height="0.2cm" svg:x="2.515cm" svg:y="2.717cm">
                <text:p/>
              </draw:circle>
              <draw:circle draw:style-name="gr4" draw:text-style-name="P1" draw:layer="layout" svg:width="0.2cm" svg:height="0.2cm" svg:x="2.515cm" svg:y="3.117cm">
                <text:p/>
              </draw:circle>
              <draw:circle draw:style-name="gr4" draw:text-style-name="P1" draw:layer="layout" svg:width="0.2cm" svg:height="0.2cm" svg:x="2.515cm" svg:y="3.517cm">
                <text:p/>
              </draw:circle>
              <draw:circle draw:style-name="gr4" draw:text-style-name="P1" draw:layer="layout" svg:width="0.2cm" svg:height="0.2cm" svg:x="2.515cm" svg:y="3.917cm">
                <text:p/>
              </draw:circle>
              <draw:circle draw:style-name="gr4" draw:text-style-name="P1" draw:layer="layout" svg:width="0.2cm" svg:height="0.2cm" svg:x="2.915cm" svg:y="1.117cm">
                <text:p/>
              </draw:circle>
              <draw:circle draw:style-name="gr4" draw:text-style-name="P1" draw:layer="layout" svg:width="0.2cm" svg:height="0.2cm" svg:x="2.915cm" svg:y="1.517cm">
                <text:p/>
              </draw:circle>
              <draw:circle draw:style-name="gr4" draw:text-style-name="P1" draw:layer="layout" svg:width="0.2cm" svg:height="0.2cm" svg:x="2.915cm" svg:y="1.917cm">
                <text:p/>
              </draw:circle>
              <draw:circle draw:style-name="gr4" draw:text-style-name="P1" draw:layer="layout" svg:width="0.2cm" svg:height="0.2cm" svg:x="2.915cm" svg:y="2.317cm">
                <text:p/>
              </draw:circle>
              <draw:circle draw:style-name="gr4" draw:text-style-name="P1" draw:layer="layout" svg:width="0.2cm" svg:height="0.2cm" svg:x="2.915cm" svg:y="2.717cm">
                <text:p/>
              </draw:circle>
              <draw:circle draw:style-name="gr4" draw:text-style-name="P1" draw:layer="layout" svg:width="0.2cm" svg:height="0.2cm" svg:x="2.915cm" svg:y="3.117cm">
                <text:p/>
              </draw:circle>
              <draw:circle draw:style-name="gr4" draw:text-style-name="P1" draw:layer="layout" svg:width="0.2cm" svg:height="0.2cm" svg:x="2.915cm" svg:y="3.517cm">
                <text:p/>
              </draw:circle>
              <draw:circle draw:style-name="gr4" draw:text-style-name="P1" draw:layer="layout" svg:width="0.2cm" svg:height="0.2cm" svg:x="2.915cm" svg:y="3.917cm">
                <text:p/>
              </draw:circle>
              <draw:circle draw:style-name="gr4" draw:text-style-name="P1" draw:layer="layout" svg:width="0.2cm" svg:height="0.2cm" svg:x="3.315cm" svg:y="1.117cm">
                <text:p/>
              </draw:circle>
              <draw:circle draw:style-name="gr4" draw:text-style-name="P1" draw:layer="layout" svg:width="0.2cm" svg:height="0.2cm" svg:x="3.315cm" svg:y="1.517cm">
                <text:p/>
              </draw:circle>
              <draw:circle draw:style-name="gr4" draw:text-style-name="P1" draw:layer="layout" svg:width="0.2cm" svg:height="0.2cm" svg:x="3.315cm" svg:y="1.917cm">
                <text:p/>
              </draw:circle>
              <draw:circle draw:style-name="gr4" draw:text-style-name="P1" draw:layer="layout" svg:width="0.2cm" svg:height="0.2cm" svg:x="3.315cm" svg:y="2.317cm">
                <text:p/>
              </draw:circle>
              <draw:circle draw:style-name="gr4" draw:text-style-name="P1" draw:layer="layout" svg:width="0.2cm" svg:height="0.2cm" svg:x="3.315cm" svg:y="2.717cm">
                <text:p/>
              </draw:circle>
              <draw:circle draw:style-name="gr4" draw:text-style-name="P1" draw:layer="layout" svg:width="0.2cm" svg:height="0.2cm" svg:x="3.315cm" svg:y="3.117cm">
                <text:p/>
              </draw:circle>
              <draw:circle draw:style-name="gr4" draw:text-style-name="P1" draw:layer="layout" svg:width="0.2cm" svg:height="0.2cm" svg:x="3.315cm" svg:y="3.517cm">
                <text:p/>
              </draw:circle>
              <draw:circle draw:style-name="gr4" draw:text-style-name="P1" draw:layer="layout" svg:width="0.2cm" svg:height="0.2cm" svg:x="3.315cm" svg:y="3.917cm">
                <text:p/>
              </draw:circle>
              <draw:circle draw:style-name="gr4" draw:text-style-name="P1" draw:layer="layout" svg:width="0.2cm" svg:height="0.2cm" svg:x="3.715cm" svg:y="1.117cm">
                <text:p/>
              </draw:circle>
              <draw:circle draw:style-name="gr4" draw:text-style-name="P1" draw:layer="layout" svg:width="0.2cm" svg:height="0.2cm" svg:x="3.715cm" svg:y="1.517cm">
                <text:p/>
              </draw:circle>
              <draw:circle draw:style-name="gr4" draw:text-style-name="P1" draw:layer="layout" svg:width="0.2cm" svg:height="0.2cm" svg:x="3.715cm" svg:y="1.917cm">
                <text:p/>
              </draw:circle>
              <draw:circle draw:style-name="gr4" draw:text-style-name="P1" draw:layer="layout" svg:width="0.2cm" svg:height="0.2cm" svg:x="3.715cm" svg:y="2.317cm">
                <text:p/>
              </draw:circle>
              <draw:circle draw:style-name="gr4" draw:text-style-name="P1" draw:layer="layout" svg:width="0.2cm" svg:height="0.2cm" svg:x="3.715cm" svg:y="2.717cm">
                <text:p/>
              </draw:circle>
              <draw:circle draw:style-name="gr4" draw:text-style-name="P1" draw:layer="layout" svg:width="0.2cm" svg:height="0.2cm" svg:x="3.715cm" svg:y="3.117cm">
                <text:p/>
              </draw:circle>
              <draw:circle draw:style-name="gr4" draw:text-style-name="P1" draw:layer="layout" svg:width="0.2cm" svg:height="0.2cm" svg:x="3.715cm" svg:y="3.517cm">
                <text:p/>
              </draw:circle>
              <draw:circle draw:style-name="gr4" draw:text-style-name="P1" draw:layer="layout" svg:width="0.2cm" svg:height="0.2cm" svg:x="3.715cm" svg:y="3.917cm">
                <text:p/>
              </draw:circle>
              <draw:circle draw:style-name="gr4" draw:text-style-name="P1" draw:layer="layout" svg:width="0.2cm" svg:height="0.2cm" svg:x="2.515cm" svg:y="4.317cm">
                <text:p/>
              </draw:circle>
              <draw:circle draw:style-name="gr4" draw:text-style-name="P1" draw:layer="layout" svg:width="0.2cm" svg:height="0.2cm" svg:x="2.915cm" svg:y="4.317cm">
                <text:p/>
              </draw:circle>
              <draw:circle draw:style-name="gr4" draw:text-style-name="P1" draw:layer="layout" svg:width="0.2cm" svg:height="0.2cm" svg:x="3.315cm" svg:y="4.317cm">
                <text:p/>
              </draw:circle>
              <draw:circle draw:style-name="gr4" draw:text-style-name="P1" draw:layer="layout" svg:width="0.2cm" svg:height="0.2cm" svg:x="3.715cm" svg:y="4.317cm">
                <text:p/>
              </draw:circle>
              <draw:circle draw:style-name="gr4" draw:text-style-name="P1" draw:layer="layout" svg:width="0.2cm" svg:height="0.2cm" svg:x="4.115cm" svg:y="1.117cm">
                <text:p/>
              </draw:circle>
              <draw:circle draw:style-name="gr4" draw:text-style-name="P1" draw:layer="layout" svg:width="0.2cm" svg:height="0.2cm" svg:x="4.115cm" svg:y="1.517cm">
                <text:p/>
              </draw:circle>
              <draw:circle draw:style-name="gr4" draw:text-style-name="P1" draw:layer="layout" svg:width="0.2cm" svg:height="0.2cm" svg:x="4.115cm" svg:y="1.917cm">
                <text:p/>
              </draw:circle>
              <draw:circle draw:style-name="gr4" draw:text-style-name="P1" draw:layer="layout" svg:width="0.2cm" svg:height="0.2cm" svg:x="4.115cm" svg:y="2.317cm">
                <text:p/>
              </draw:circle>
              <draw:circle draw:style-name="gr4" draw:text-style-name="P1" draw:layer="layout" svg:width="0.2cm" svg:height="0.2cm" svg:x="4.115cm" svg:y="2.717cm">
                <text:p/>
              </draw:circle>
              <draw:circle draw:style-name="gr4" draw:text-style-name="P1" draw:layer="layout" svg:width="0.2cm" svg:height="0.2cm" svg:x="4.115cm" svg:y="3.117cm">
                <text:p/>
              </draw:circle>
              <draw:circle draw:style-name="gr4" draw:text-style-name="P1" draw:layer="layout" svg:width="0.2cm" svg:height="0.2cm" svg:x="4.115cm" svg:y="3.517cm">
                <text:p/>
              </draw:circle>
              <draw:circle draw:style-name="gr4" draw:text-style-name="P1" draw:layer="layout" svg:width="0.2cm" svg:height="0.2cm" svg:x="4.115cm" svg:y="3.917cm">
                <text:p/>
              </draw:circle>
            </draw:g>
          </draw:g>
          <draw:circle draw:style-name="gr5" draw:text-style-name="P1" draw:layer="layout" svg:width="0.2cm" svg:height="0.2cm" svg:x="1.115cm" svg:y="4.717cm">
            <text:p/>
          </draw:circle>
          <draw:g>
            <draw:rect draw:style-name="gr6" draw:text-style-name="P1" draw:layer="layout" svg:width="0.6cm" svg:height="1.4cm" svg:x="2.615cm" svg:y="3.715cm">
              <text:p/>
            </draw:rect>
            <draw:custom-shape draw:style-name="gr7" draw:text-style-name="P1" draw:layer="layout" svg:width="0.4cm" svg:height="0.4cm" svg:x="2.715cm" svg:y="5.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ircle draw:style-name="gr5" draw:text-style-name="P1" draw:layer="layout" svg:width="0.2cm" svg:height="0.2cm" svg:x="2.115cm" svg:y="1.117cm">
            <text:p/>
          </draw:circle>
          <draw:circle draw:style-name="gr5" draw:text-style-name="P1" draw:layer="layout" svg:width="0.2cm" svg:height="0.2cm" svg:x="2.115cm" svg:y="1.917cm">
            <text:p/>
          </draw:circle>
          <draw:line draw:style-name="gr8" draw:text-style-name="P1" draw:layer="layout" svg:x1="2.215cm" svg:y1="1.215cm" svg:x2="2.215cm" svg:y2="0.215cm">
            <text:p/>
          </draw:line>
          <draw:polyline draw:style-name="gr8" draw:text-style-name="P1" draw:layer="layout" svg:width="0.399cm" svg:height="1.799cm" svg:x="2.215cm" svg:y="0.215cm" svg:viewBox="0 0 400 1800" draw:points="0,1800 400,1800 400,0">
            <text:p/>
          </draw:polyline>
          <draw:circle draw:style-name="gr5" draw:text-style-name="P1" draw:layer="layout" svg:width="0.2cm" svg:height="0.2cm" svg:x="3.715cm" svg:y="1.117cm">
            <text:p/>
          </draw:circle>
          <draw:circle draw:style-name="gr5" draw:text-style-name="P1" draw:layer="layout" svg:width="0.2cm" svg:height="0.2cm" svg:x="2.915cm" svg:y="1.117cm">
            <text:p/>
          </draw:circle>
          <draw:circle draw:style-name="gr5" draw:text-style-name="P1" draw:layer="layout" svg:width="0.2cm" svg:height="0.2cm" svg:x="3.315cm" svg:y="1.517cm">
            <text:p/>
          </draw:circle>
          <draw:circle draw:style-name="gr9" draw:text-style-name="P1" draw:layer="layout" svg:width="0.2cm" svg:height="0.2cm" svg:x="2.915cm" svg:y="1.517cm">
            <text:p/>
          </draw:circle>
          <draw:circle draw:style-name="gr9" draw:text-style-name="P1" draw:layer="layout" svg:width="0.2cm" svg:height="0.2cm" svg:x="3.715cm" svg:y="1.517cm">
            <text:p/>
          </draw:circle>
          <draw:line draw:style-name="gr8" draw:text-style-name="P1" draw:layer="layout" svg:x1="3.415cm" svg:y1="1.615cm" svg:x2="3.815cm" svg:y2="1.215cm">
            <text:p/>
          </draw:line>
          <draw:rect draw:style-name="gr6" draw:text-style-name="P1" draw:layer="layout" svg:width="0.8cm" svg:height="0.6cm" svg:x="3.015cm" svg:y="1.015cm">
            <text:p/>
          </draw:rect>
          <draw:custom-shape draw:style-name="gr10" draw:text-style-name="P1" draw:layer="layout" svg:width="0.4cm" svg:height="0.8cm" svg:x="3.215cm" svg:y="0.2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3.115cm" svg:y1="1.015cm" svg:x2="3.715cm" svg:y2="1.015cm">
            <text:p/>
          </draw:line>
          <draw:circle draw:style-name="gr5" draw:text-style-name="P1" draw:layer="layout" svg:width="0.2cm" svg:height="0.2cm" svg:x="2.115cm" svg:y="3.517cm">
            <text:p/>
          </draw:circle>
          <draw:circle draw:style-name="gr5" draw:text-style-name="P1" draw:layer="layout" svg:width="0.2cm" svg:height="0.2cm" svg:x="2.915cm" svg:y="3.117cm">
            <text:p/>
          </draw:circle>
          <draw:circle draw:style-name="gr5" draw:text-style-name="P1" draw:layer="layout" svg:width="0.2cm" svg:height="0.2cm" svg:x="2.515cm" svg:y="3.517cm">
            <text:p/>
          </draw:circle>
          <draw:circle draw:style-name="gr5" draw:text-style-name="P1" draw:layer="layout" svg:width="0.2cm" svg:height="0.2cm" svg:x="2.115cm" svg:y="3.117cm">
            <text:p/>
          </draw:circle>
          <draw:g>
            <draw:rect draw:style-name="gr12" draw:text-style-name="P1" draw:layer="layout" svg:width="0.7cm" svg:height="0.301cm" svg:x="1.915cm" svg:y="3.315cm">
              <text:p/>
            </draw:rect>
            <draw:frame draw:style-name="Widerstandswert" draw:text-style-name="P2" draw:layer="layout" svg:width="0.8cm" svg:height="0.5cm" svg:x="1.915cm" svg:y="3.215cm">
              <draw:text-box>
                <text:p><text:span text:style-name="T1">100</text:span></text:p>
              </draw:text-box>
            </draw:frame>
          </draw:g>
          <draw:g>
            <draw:rect draw:style-name="gr12" draw:text-style-name="P1" draw:layer="layout" svg:width="0.8cm" svg:height="0.301cm" svg:x="2.215cm" svg:y="3.015cm">
              <text:p/>
            </draw:rect>
            <draw:frame draw:style-name="Widerstandswert" draw:text-style-name="P2" draw:layer="layout" svg:width="0.8cm" svg:height="0.5cm" svg:x="2.215cm" svg:y="2.915cm">
              <draw:text-box>
                <text:p><text:span text:style-name="T1">100</text:span></text:p>
              </draw:text-box>
            </draw:frame>
          </draw:g>
          <draw:line draw:style-name="gr8" draw:text-style-name="P1" draw:layer="layout" svg:x1="2.215cm" svg:y1="3.115cm" svg:x2="2.215cm" svg:y2="3.215cm">
            <text:p/>
          </draw:line>
          <draw:circle draw:style-name="gr5" draw:text-style-name="P1" draw:layer="layout" svg:width="0.2cm" svg:height="0.2cm" svg:x="2.515cm" svg:y="3.917cm">
            <text:p/>
          </draw:circle>
          <draw:circle draw:style-name="gr5" draw:text-style-name="P1" draw:layer="layout" svg:width="0.2cm" svg:height="0.2cm" svg:x="2.915cm" svg:y="3.917cm">
            <text:p/>
          </draw:circle>
          <draw:line draw:style-name="gr8" draw:text-style-name="P1" draw:layer="layout" svg:x1="3.015cm" svg:y1="3.115cm" svg:x2="3.015cm" svg:y2="4.015cm">
            <text:p/>
          </draw:line>
          <draw:polyline draw:style-name="gr8" draw:text-style-name="P1" draw:layer="layout" svg:width="0cm" svg:height="0.599cm" svg:x="2.615cm" svg:y="3.415cm" svg:viewBox="0 0 0 600" draw:points="0,0 0,0 0,600">
            <text:p/>
          </draw:polyline>
          <draw:circle draw:style-name="gr5" draw:text-style-name="P1" draw:layer="layout" svg:width="0.2cm" svg:height="0.2cm" svg:x="2.915cm" svg:y="4.317cm">
            <text:p/>
          </draw:circle>
          <draw:polyline draw:style-name="gr8" draw:text-style-name="P1" draw:layer="layout" svg:width="1.199cm" svg:height="0.799cm" svg:x="3.015cm" svg:y="3.615cm" svg:viewBox="0 0 1200 800" draw:points="1200,0 400,0 400,800 0,800">
            <text:p/>
          </draw:polyline>
          <draw:circle draw:style-name="gr5" draw:text-style-name="P1" draw:layer="layout" svg:width="0.2cm" svg:height="0.2cm" svg:x="4.115cm" svg:y="3.517cm">
            <text:p/>
          </draw:circle>
          <draw:polyline draw:style-name="gr8" draw:text-style-name="P1" draw:layer="layout" svg:width="0.799cm" svg:height="1.999cm" svg:x="3.415cm" svg:y="1.615cm" svg:viewBox="0 0 800 2000" draw:points="800,2000 0,2000 0,0">
            <text:p/>
          </draw:polyline>
          <draw:circle draw:style-name="gr5" draw:text-style-name="P1" draw:layer="layout" svg:width="0.2cm" svg:height="0.2cm" svg:x="2.115cm" svg:y="2.317cm">
            <text:p/>
          </draw:circle>
          <draw:polyline draw:style-name="gr8" draw:text-style-name="P1" draw:layer="layout" svg:width="0.799cm" svg:height="1.199cm" svg:x="2.215cm" svg:y="1.215cm" svg:viewBox="0 0 800 1200" draw:points="0,1200 200,1000 600,1000 600,200 800,0">
            <text:p/>
          </draw:polyline>
          <draw:circle draw:style-name="gr5" draw:text-style-name="P1" draw:layer="layout" svg:width="0.2cm" svg:height="0.2cm" svg:x="1.315cm" svg:y="3.917cm">
            <text:p/>
          </draw:circle>
          <draw:circle draw:style-name="gr5" draw:text-style-name="P1" draw:layer="layout" svg:width="0.2cm" svg:height="0.2cm" svg:x="1.315cm" svg:y="2.317cm">
            <text:p/>
          </draw:circle>
          <draw:circle draw:style-name="gr5" draw:text-style-name="P1" draw:layer="layout" svg:width="0.2cm" svg:height="0.2cm" svg:x="2.115cm" svg:y="3.917cm">
            <text:p/>
          </draw:circle>
          <draw:circle draw:style-name="gr5" draw:text-style-name="P1" draw:layer="layout" svg:width="0.2cm" svg:height="0.2cm" svg:x="1.315cm" svg:y="3.517cm">
            <text:p/>
          </draw:circle>
          <draw:circle draw:style-name="gr5" draw:text-style-name="P1" draw:layer="layout" svg:width="0.2cm" svg:height="0.2cm" svg:x="1.315cm" svg:y="3.117cm">
            <text:p/>
          </draw:circle>
          <draw:circle draw:style-name="gr5" draw:text-style-name="P1" draw:layer="layout" svg:width="0.2cm" svg:height="0.2cm" svg:x="4.915cm" svg:y="3.517cm">
            <text:p/>
          </draw:circle>
          <draw:circle draw:style-name="gr5" draw:text-style-name="P1" draw:layer="layout" svg:width="0.2cm" svg:height="0.2cm" svg:x="1.315cm" svg:y="1.117cm">
            <text:p/>
          </draw:circle>
          <draw:circle draw:style-name="gr5" draw:text-style-name="P1" draw:layer="layout" svg:width="0.2cm" svg:height="0.2cm" svg:x="1.315cm" svg:y="1.917cm">
            <text:p/>
          </draw:circle>
          <draw:line draw:style-name="gr13" draw:text-style-name="P1" draw:layer="layout" svg:x1="2.215cm" svg:y1="1.215cm" svg:x2="1.415cm" svg:y2="1.215cm">
            <text:p/>
          </draw:line>
          <draw:line draw:style-name="gr13" draw:text-style-name="P1" draw:layer="layout" svg:x1="2.215cm" svg:y1="2.015cm" svg:x2="1.415cm" svg:y2="2.015cm">
            <text:p/>
          </draw:line>
          <draw:line draw:style-name="gr13" draw:text-style-name="P1" draw:layer="layout" svg:x1="2.215cm" svg:y1="2.415cm" svg:x2="1.415cm" svg:y2="2.415cm">
            <text:p/>
          </draw:line>
          <draw:line draw:style-name="gr13" draw:text-style-name="P1" draw:layer="layout" svg:x1="2.215cm" svg:y1="4.015cm" svg:x2="1.415cm" svg:y2="4.015cm">
            <text:p/>
          </draw:line>
          <draw:line draw:style-name="gr13" draw:text-style-name="P1" draw:layer="layout" svg:x1="2.215cm" svg:y1="3.615cm" svg:x2="1.415cm" svg:y2="3.615cm">
            <text:p/>
          </draw:line>
          <draw:line draw:style-name="gr13" draw:text-style-name="P1" draw:layer="layout" svg:x1="5.015cm" svg:y1="3.615cm" svg:x2="4.215cm" svg:y2="3.615cm">
            <text:p/>
          </draw:line>
          <draw:polyline draw:style-name="gr8" draw:text-style-name="P1" draw:layer="layout" svg:width="0.399cm" svg:height="0.199cm" svg:x="1.815cm" svg:y="2.215cm" svg:viewBox="0 0 400 200" draw:points="400,200 200,0 0,0 0,0 0,200">
            <text:p/>
          </draw:polyline>
          <draw:line draw:style-name="gr13" draw:text-style-name="P1" draw:layer="layout" svg:x1="2.215cm" svg:y1="3.215cm" svg:x2="1.415cm" svg:y2="3.215cm">
            <text:p/>
          </draw:line>
          <draw:g>
            <draw:rect draw:style-name="gr12" draw:text-style-name="P1" draw:layer="layout" svg:width="0.8cm" svg:height="0.4cm" draw:transform="rotate (1.5707963267946) translate (1.606cm 3.215cm)">
              <text:p/>
            </draw:rect>
            <draw:frame draw:style-name="Widerstandswert" draw:layer="layout" svg:width="0.8cm" svg:height="0.597cm" draw:transform="rotate (1.5707963267946) translate (1.515cm 3.226cm)">
              <draw:text-box>
                <text:p>10k</text:p>
              </draw:text-box>
            </draw:frame>
          </draw:g>
          <draw:polyline draw:style-name="gr8" draw:text-style-name="P1" draw:layer="layout" svg:width="0.599cm" svg:height="0.799cm" svg:x="1.615cm" svg:y="3.215cm" svg:viewBox="0 0 600 800" draw:points="600,800 600,800 0,600 0,200 200,0">
            <text:p/>
          </draw:polyline>
          <draw:polyline draw:style-name="gr8" draw:text-style-name="P1" draw:layer="layout" svg:width="0.399cm" svg:height="0.199cm" svg:x="1.815cm" svg:y="3.415cm" svg:viewBox="0 0 400 200" draw:points="100,0 0,0 0,200 400,200">
            <text:p/>
          </draw:poly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iderstandswert" style:family="graphic" style:parent-style-name="standard">
      <style:graphic-properties draw:stroke="none" draw:stroke-dash="Dash_20_1" svg:stroke-color="#000000" draw:fill="none" draw:fill-color="#ffffff" draw:fill-gradient-name="Gradient_20_7" draw:fill-hatch-name="Hatch_20_46" draw:fill-image-name="Bitmape_20_1" draw:textarea-horizontal-align="left" draw:auto-grow-height="false" draw:auto-grow-width="false" draw:fit-to-size="true" fo:min-height="1.475cm" fo:min-width="0.575cm" fo:padding-top="0.1cm" fo:padding-bottom="0.1cm" fo:padding-left="0.1cm" fo:padding-right="0.1cm"/>
      <style:text-properties fo:font-size="12pt" style:font-size-asian="12pt" style:font-size-complex="12pt"/>
    </style:style>
    <style:style style:name="Spannung" style:family="graphic" style:parent-style-name="standard">
      <style:graphic-properties draw:stroke="none" draw:stroke-dash="Dash_20_1" svg:stroke-color="#000000" draw:fill="none" draw:fill-color="#ffffff" draw:fill-gradient-name="Gradient_20_7" draw:fill-hatch-name="Hatch_20_46" draw:fill-image-name="Bitmape_20_1" draw:fill-image-width="0cm" draw:fill-image-height="0cm" draw:textarea-horizontal-align="left" draw:auto-grow-height="false" draw:auto-grow-width="false" draw:fit-to-size="true" fo:min-height="0.399cm" fo:min-width="0.575cm" fo:padding-top="0.1cm" fo:padding-bottom="0.1cm" fo:padding-left="0.1cm" fo:padding-right="0.1cm"/>
      <style:paragraph-properties>
        <style:tab-stops/>
      </style:paragraph-properties>
      <style:text-properties fo:color="#0000ff" fo:font-size="12pt" fo:font-weight="normal" style:font-size-asian="12pt" style:font-size-complex="12pt"/>
    </style:style>
    <style:style style:name="Strom" style:family="graphic" style:parent-style-name="standard">
      <style:graphic-properties draw:stroke="none" draw:stroke-dash="Dash_20_1" svg:stroke-color="#000000" draw:fill="none" draw:fill-color="#ffffff" draw:fill-gradient-name="Gradient_20_7" draw:fill-hatch-name="Hatch_20_46" draw:fill-image-name="Bitmape_20_1" draw:textarea-horizontal-align="left" draw:auto-grow-height="false" draw:auto-grow-width="false" draw:fit-to-size="true" fo:min-height="0cm" fo:min-width="0.574cm" fo:padding-top="0.1cm" fo:padding-bottom="0.1cm" fo:padding-left="0.1cm" fo:padding-right="0.1cm"/>
      <style:text-properties fo:color="#ff0000" fo:font-size="12pt" style:font-size-asian="12pt" style:font-size-complex="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